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1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 style:data-style-name="N1011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Data_Raw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ustomer_ID</text:p>
          </table:table-cell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Purchase typ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ransaction statu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</text:p>
          </table:table-cell>
          <table:table-cell office:value-type="float" office:value="51200" calcext:value-type="float">
            <text:p>51200</text:p>
          </table:table-cell>
          <table:table-cell office:value-type="date" office:date-value="2020-01-01" calcext:value-type="date">
            <text:p>1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2</text:p>
          </table:table-cell>
          <table:table-cell office:value-type="float" office:value="51201" calcext:value-type="float">
            <text:p>51201</text:p>
          </table:table-cell>
          <table:table-cell office:value-type="date" office:date-value="2020-01-02" calcext:value-type="date">
            <text:p>2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3</text:p>
          </table:table-cell>
          <table:table-cell office:value-type="float" office:value="51202" calcext:value-type="float">
            <text:p>51202</text:p>
          </table:table-cell>
          <table:table-cell office:value-type="date" office:date-value="2020-01-03" calcext:value-type="date">
            <text:p>3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4</text:p>
          </table:table-cell>
          <table:table-cell office:value-type="float" office:value="51203" calcext:value-type="float">
            <text:p>51203</text:p>
          </table:table-cell>
          <table:table-cell office:value-type="date" office:date-value="2020-01-04" calcext:value-type="date">
            <text:p>4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04" calcext:value-type="float">
            <text:p>51204</text:p>
          </table:table-cell>
          <table:table-cell office:value-type="date" office:date-value="2020-01-05" calcext:value-type="date">
            <text:p>5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5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6</text:p>
          </table:table-cell>
          <table:table-cell office:value-type="float" office:value="51205" calcext:value-type="float">
            <text:p>51205</text:p>
          </table:table-cell>
          <table:table-cell office:value-type="date" office:date-value="2020-01-06" calcext:value-type="date">
            <text:p>6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7</text:p>
          </table:table-cell>
          <table:table-cell office:value-type="float" office:value="51206" calcext:value-type="float">
            <text:p>51206</text:p>
          </table:table-cell>
          <table:table-cell office:value-type="date" office:date-value="2020-01-07" calcext:value-type="date">
            <text:p>7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0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8</text:p>
          </table:table-cell>
          <table:table-cell office:value-type="float" office:value="51207" calcext:value-type="float">
            <text:p>51207</text:p>
          </table:table-cell>
          <table:table-cell office:value-type="date" office:date-value="2020-01-08" calcext:value-type="date">
            <text:p>8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2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9</text:p>
          </table:table-cell>
          <table:table-cell office:value-type="float" office:value="51208" calcext:value-type="float">
            <text:p>51208</text:p>
          </table:table-cell>
          <table:table-cell office:value-type="date" office:date-value="2020-01-09" calcext:value-type="date">
            <text:p>9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0</text:p>
          </table:table-cell>
          <table:table-cell office:value-type="float" office:value="51209" calcext:value-type="float">
            <text:p>51209</text:p>
          </table:table-cell>
          <table:table-cell office:value-type="date" office:date-value="2020-01-10" calcext:value-type="date">
            <text:p>10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0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1</text:p>
          </table:table-cell>
          <table:table-cell office:value-type="float" office:value="51210" calcext:value-type="float">
            <text:p>51210</text:p>
          </table:table-cell>
          <table:table-cell office:value-type="date" office:date-value="2020-01-11" calcext:value-type="date">
            <text:p>11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11" calcext:value-type="float">
            <text:p>51211</text:p>
          </table:table-cell>
          <table:table-cell office:value-type="date" office:date-value="2020-01-12" calcext:value-type="date">
            <text:p>12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6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12" calcext:value-type="float">
            <text:p>51212</text:p>
          </table:table-cell>
          <table:table-cell office:value-type="date" office:date-value="2020-01-13" calcext:value-type="date">
            <text:p>13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13" calcext:value-type="float">
            <text:p>51213</text:p>
          </table:table-cell>
          <table:table-cell office:value-type="date" office:date-value="2020-01-14" calcext:value-type="date">
            <text:p>14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8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3</text:p>
          </table:table-cell>
          <table:table-cell office:value-type="float" office:value="51214" calcext:value-type="float">
            <text:p>51214</text:p>
          </table:table-cell>
          <table:table-cell office:value-type="date" office:date-value="2020-01-15" calcext:value-type="date">
            <text:p>15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9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4</text:p>
          </table:table-cell>
          <table:table-cell office:value-type="float" office:value="51215" calcext:value-type="float">
            <text:p>51215</text:p>
          </table:table-cell>
          <table:table-cell office:value-type="date" office:date-value="2020-01-16" calcext:value-type="date">
            <text:p>16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16" calcext:value-type="float">
            <text:p>51216</text:p>
          </table:table-cell>
          <table:table-cell office:value-type="date" office:date-value="2020-01-17" calcext:value-type="date">
            <text:p>17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6</text:p>
          </table:table-cell>
          <table:table-cell office:value-type="float" office:value="51217" calcext:value-type="float">
            <text:p>51217</text:p>
          </table:table-cell>
          <table:table-cell office:value-type="date" office:date-value="2020-01-18" calcext:value-type="date">
            <text:p>18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2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7</text:p>
          </table:table-cell>
          <table:table-cell office:value-type="float" office:value="51218" calcext:value-type="float">
            <text:p>51218</text:p>
          </table:table-cell>
          <table:table-cell office:value-type="date" office:date-value="2020-01-19" calcext:value-type="date">
            <text:p>19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8</text:p>
          </table:table-cell>
          <table:table-cell office:value-type="float" office:value="51219" calcext:value-type="float">
            <text:p>51219</text:p>
          </table:table-cell>
          <table:table-cell office:value-type="date" office:date-value="2020-01-20" calcext:value-type="date">
            <text:p>20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0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9</text:p>
          </table:table-cell>
          <table:table-cell office:value-type="float" office:value="51220" calcext:value-type="float">
            <text:p>51220</text:p>
          </table:table-cell>
          <table:table-cell office:value-type="date" office:date-value="2020-01-21" calcext:value-type="date">
            <text:p>21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0</text:p>
          </table:table-cell>
          <table:table-cell office:value-type="float" office:value="51221" calcext:value-type="float">
            <text:p>51221</text:p>
          </table:table-cell>
          <table:table-cell office:value-type="date" office:date-value="2020-01-22" calcext:value-type="date">
            <text:p>22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7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1</text:p>
          </table:table-cell>
          <table:table-cell office:value-type="float" office:value="51222" calcext:value-type="float">
            <text:p>51222</text:p>
          </table:table-cell>
          <table:table-cell office:value-type="date" office:date-value="2020-01-23" calcext:value-type="date">
            <text:p>23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2</text:p>
          </table:table-cell>
          <table:table-cell office:value-type="float" office:value="51223" calcext:value-type="float">
            <text:p>51223</text:p>
          </table:table-cell>
          <table:table-cell office:value-type="date" office:date-value="2020-01-24" calcext:value-type="date">
            <text:p>24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24" calcext:value-type="float">
            <text:p>51224</text:p>
          </table:table-cell>
          <table:table-cell office:value-type="date" office:date-value="2020-01-25" calcext:value-type="date">
            <text:p>25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0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25" calcext:value-type="float">
            <text:p>51225</text:p>
          </table:table-cell>
          <table:table-cell office:value-type="date" office:date-value="2020-01-26" calcext:value-type="date">
            <text:p>26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26" calcext:value-type="float">
            <text:p>51226</text:p>
          </table:table-cell>
          <table:table-cell office:value-type="date" office:date-value="2020-01-27" calcext:value-type="date">
            <text:p>27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5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27" calcext:value-type="float">
            <text:p>51227</text:p>
          </table:table-cell>
          <table:table-cell office:value-type="date" office:date-value="2020-01-28" calcext:value-type="date">
            <text:p>28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4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28" calcext:value-type="float">
            <text:p>51228</text:p>
          </table:table-cell>
          <table:table-cell office:value-type="date" office:date-value="2020-01-29" calcext:value-type="date">
            <text:p>29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7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6</text:p>
          </table:table-cell>
          <table:table-cell office:value-type="float" office:value="51229" calcext:value-type="float">
            <text:p>51229</text:p>
          </table:table-cell>
          <table:table-cell office:value-type="date" office:date-value="2020-01-30" calcext:value-type="date">
            <text:p>30.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0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7</text:p>
          </table:table-cell>
          <table:table-cell office:value-type="float" office:value="51230" calcext:value-type="float">
            <text:p>51230</text:p>
          </table:table-cell>
          <table:table-cell office:value-type="date" office:date-value="2020-01-31" calcext:value-type="date">
            <text:p>31.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6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8</text:p>
          </table:table-cell>
          <table:table-cell office:value-type="float" office:value="51231" calcext:value-type="float">
            <text:p>51231</text:p>
          </table:table-cell>
          <table:table-cell office:value-type="date" office:date-value="2020-02-01" calcext:value-type="date">
            <text:p>1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9</text:p>
          </table:table-cell>
          <table:table-cell office:value-type="float" office:value="51232" calcext:value-type="float">
            <text:p>51232</text:p>
          </table:table-cell>
          <table:table-cell office:value-type="date" office:date-value="2020-02-02" calcext:value-type="date">
            <text:p>2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7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10</text:p>
          </table:table-cell>
          <table:table-cell office:value-type="float" office:value="51233" calcext:value-type="float">
            <text:p>51233</text:p>
          </table:table-cell>
          <table:table-cell office:value-type="date" office:date-value="2020-02-03" calcext:value-type="date">
            <text:p>3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11</text:p>
          </table:table-cell>
          <table:table-cell office:value-type="float" office:value="51234" calcext:value-type="float">
            <text:p>51234</text:p>
          </table:table-cell>
          <table:table-cell office:value-type="date" office:date-value="2020-02-04" calcext:value-type="date">
            <text:p>4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8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2</text:p>
          </table:table-cell>
          <table:table-cell office:value-type="float" office:value="51235" calcext:value-type="float">
            <text:p>51235</text:p>
          </table:table-cell>
          <table:table-cell office:value-type="date" office:date-value="2020-02-05" calcext:value-type="date">
            <text:p>5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7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</text:p>
          </table:table-cell>
          <table:table-cell office:value-type="float" office:value="51236" calcext:value-type="float">
            <text:p>51236</text:p>
          </table:table-cell>
          <table:table-cell office:value-type="date" office:date-value="2020-02-06" calcext:value-type="date">
            <text:p>6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2</text:p>
          </table:table-cell>
          <table:table-cell office:value-type="float" office:value="51237" calcext:value-type="float">
            <text:p>51237</text:p>
          </table:table-cell>
          <table:table-cell office:value-type="date" office:date-value="2020-02-07" calcext:value-type="date">
            <text:p>7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6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38" calcext:value-type="float">
            <text:p>51238</text:p>
          </table:table-cell>
          <table:table-cell office:value-type="date" office:date-value="2020-02-08" calcext:value-type="date">
            <text:p>8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6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39" calcext:value-type="float">
            <text:p>51239</text:p>
          </table:table-cell>
          <table:table-cell office:value-type="date" office:date-value="2020-02-09" calcext:value-type="date">
            <text:p>9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0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5</text:p>
          </table:table-cell>
          <table:table-cell office:value-type="float" office:value="51240" calcext:value-type="float">
            <text:p>51240</text:p>
          </table:table-cell>
          <table:table-cell office:value-type="date" office:date-value="2020-02-10" calcext:value-type="date">
            <text:p>10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6</text:p>
          </table:table-cell>
          <table:table-cell office:value-type="float" office:value="51241" calcext:value-type="float">
            <text:p>51241</text:p>
          </table:table-cell>
          <table:table-cell office:value-type="date" office:date-value="2020-02-11" calcext:value-type="date">
            <text:p>11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9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7</text:p>
          </table:table-cell>
          <table:table-cell office:value-type="float" office:value="51242" calcext:value-type="float">
            <text:p>51242</text:p>
          </table:table-cell>
          <table:table-cell office:value-type="date" office:date-value="2020-02-12" calcext:value-type="date">
            <text:p>12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8</text:p>
          </table:table-cell>
          <table:table-cell office:value-type="float" office:value="51243" calcext:value-type="float">
            <text:p>51243</text:p>
          </table:table-cell>
          <table:table-cell office:value-type="date" office:date-value="2020-02-13" calcext:value-type="date">
            <text:p>13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4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9</text:p>
          </table:table-cell>
          <table:table-cell office:value-type="float" office:value="51244" calcext:value-type="float">
            <text:p>51244</text:p>
          </table:table-cell>
          <table:table-cell office:value-type="date" office:date-value="2020-02-14" calcext:value-type="date">
            <text:p>14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6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0</text:p>
          </table:table-cell>
          <table:table-cell office:value-type="float" office:value="51245" calcext:value-type="float">
            <text:p>51245</text:p>
          </table:table-cell>
          <table:table-cell office:value-type="date" office:date-value="2020-02-15" calcext:value-type="date">
            <text:p>15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1</text:p>
          </table:table-cell>
          <table:table-cell office:value-type="float" office:value="51246" calcext:value-type="float">
            <text:p>51246</text:p>
          </table:table-cell>
          <table:table-cell office:value-type="date" office:date-value="2020-02-16" calcext:value-type="date">
            <text:p>16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3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2</text:p>
          </table:table-cell>
          <table:table-cell office:value-type="float" office:value="51247" calcext:value-type="float">
            <text:p>51247</text:p>
          </table:table-cell>
          <table:table-cell office:value-type="date" office:date-value="2020-02-17" calcext:value-type="date">
            <text:p>17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8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1</text:p>
          </table:table-cell>
          <table:table-cell office:value-type="float" office:value="51248" calcext:value-type="float">
            <text:p>51248</text:p>
          </table:table-cell>
          <table:table-cell office:value-type="date" office:date-value="2020-02-18" calcext:value-type="date">
            <text:p>18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2</text:p>
          </table:table-cell>
          <table:table-cell office:value-type="float" office:value="51249" calcext:value-type="float">
            <text:p>51249</text:p>
          </table:table-cell>
          <table:table-cell office:value-type="date" office:date-value="2020-02-19" calcext:value-type="date">
            <text:p>19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3</text:p>
          </table:table-cell>
          <table:table-cell office:value-type="float" office:value="51250" calcext:value-type="float">
            <text:p>51250</text:p>
          </table:table-cell>
          <table:table-cell office:value-type="date" office:date-value="2020-02-20" calcext:value-type="date">
            <text:p>20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4</text:p>
          </table:table-cell>
          <table:table-cell office:value-type="float" office:value="51251" calcext:value-type="float">
            <text:p>51251</text:p>
          </table:table-cell>
          <table:table-cell office:value-type="date" office:date-value="2020-02-21" calcext:value-type="date">
            <text:p>21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5</text:p>
          </table:table-cell>
          <table:table-cell office:value-type="float" office:value="51252" calcext:value-type="float">
            <text:p>51252</text:p>
          </table:table-cell>
          <table:table-cell office:value-type="date" office:date-value="2020-02-22" calcext:value-type="date">
            <text:p>22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6</text:p>
          </table:table-cell>
          <table:table-cell office:value-type="float" office:value="51253" calcext:value-type="float">
            <text:p>51253</text:p>
          </table:table-cell>
          <table:table-cell office:value-type="date" office:date-value="2020-02-23" calcext:value-type="date">
            <text:p>23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7</text:p>
          </table:table-cell>
          <table:table-cell office:value-type="float" office:value="51254" calcext:value-type="float">
            <text:p>51254</text:p>
          </table:table-cell>
          <table:table-cell office:value-type="date" office:date-value="2020-02-24" calcext:value-type="date">
            <text:p>24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0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8</text:p>
          </table:table-cell>
          <table:table-cell office:value-type="float" office:value="51255" calcext:value-type="float">
            <text:p>51255</text:p>
          </table:table-cell>
          <table:table-cell office:value-type="date" office:date-value="2020-02-25" calcext:value-type="date">
            <text:p>25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9</text:p>
          </table:table-cell>
          <table:table-cell office:value-type="float" office:value="51256" calcext:value-type="float">
            <text:p>51256</text:p>
          </table:table-cell>
          <table:table-cell office:value-type="date" office:date-value="2020-02-26" calcext:value-type="date">
            <text:p>26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5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0</text:p>
          </table:table-cell>
          <table:table-cell office:value-type="float" office:value="51257" calcext:value-type="float">
            <text:p>51257</text:p>
          </table:table-cell>
          <table:table-cell office:value-type="date" office:date-value="2020-02-27" calcext:value-type="date">
            <text:p>27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0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1</text:p>
          </table:table-cell>
          <table:table-cell office:value-type="float" office:value="51258" calcext:value-type="float">
            <text:p>51258</text:p>
          </table:table-cell>
          <table:table-cell office:value-type="date" office:date-value="2020-02-28" calcext:value-type="date">
            <text:p>28.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2</text:p>
          </table:table-cell>
          <table:table-cell office:value-type="float" office:value="51259" calcext:value-type="float">
            <text:p>51259</text:p>
          </table:table-cell>
          <table:table-cell office:value-type="date" office:date-value="2020-02-29" calcext:value-type="date">
            <text:p>29.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60" calcext:value-type="float">
            <text:p>51260</text:p>
          </table:table-cell>
          <table:table-cell office:value-type="date" office:date-value="2020-03-01" calcext:value-type="date">
            <text:p>1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61" calcext:value-type="float">
            <text:p>51261</text:p>
          </table:table-cell>
          <table:table-cell office:value-type="date" office:date-value="2020-03-02" calcext:value-type="date">
            <text:p>2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62" calcext:value-type="float">
            <text:p>51262</text:p>
          </table:table-cell>
          <table:table-cell office:value-type="date" office:date-value="2020-03-03" calcext:value-type="date">
            <text:p>3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6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4</text:p>
          </table:table-cell>
          <table:table-cell office:value-type="float" office:value="51263" calcext:value-type="float">
            <text:p>51263</text:p>
          </table:table-cell>
          <table:table-cell office:value-type="date" office:date-value="2020-03-04" calcext:value-type="date">
            <text:p>4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5</text:p>
          </table:table-cell>
          <table:table-cell office:value-type="float" office:value="51264" calcext:value-type="float">
            <text:p>51264</text:p>
          </table:table-cell>
          <table:table-cell office:value-type="date" office:date-value="2020-03-05" calcext:value-type="date">
            <text:p>5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3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6</text:p>
          </table:table-cell>
          <table:table-cell office:value-type="float" office:value="51265" calcext:value-type="float">
            <text:p>51265</text:p>
          </table:table-cell>
          <table:table-cell office:value-type="date" office:date-value="2020-03-06" calcext:value-type="date">
            <text:p>6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7</text:p>
          </table:table-cell>
          <table:table-cell office:value-type="float" office:value="51266" calcext:value-type="float">
            <text:p>51266</text:p>
          </table:table-cell>
          <table:table-cell office:value-type="date" office:date-value="2020-03-07" calcext:value-type="date">
            <text:p>7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8</text:p>
          </table:table-cell>
          <table:table-cell office:value-type="float" office:value="51267" calcext:value-type="float">
            <text:p>51267</text:p>
          </table:table-cell>
          <table:table-cell office:value-type="date" office:date-value="2020-03-08" calcext:value-type="date">
            <text:p>8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3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9</text:p>
          </table:table-cell>
          <table:table-cell office:value-type="float" office:value="51268" calcext:value-type="float">
            <text:p>51268</text:p>
          </table:table-cell>
          <table:table-cell office:value-type="date" office:date-value="2020-03-09" calcext:value-type="date">
            <text:p>9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0</text:p>
          </table:table-cell>
          <table:table-cell office:value-type="float" office:value="51269" calcext:value-type="float">
            <text:p>51269</text:p>
          </table:table-cell>
          <table:table-cell office:value-type="date" office:date-value="2020-03-10" calcext:value-type="date">
            <text:p>10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4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1</text:p>
          </table:table-cell>
          <table:table-cell office:value-type="float" office:value="51270" calcext:value-type="float">
            <text:p>51270</text:p>
          </table:table-cell>
          <table:table-cell office:value-type="date" office:date-value="2020-03-11" calcext:value-type="date">
            <text:p>11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5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71" calcext:value-type="float">
            <text:p>51271</text:p>
          </table:table-cell>
          <table:table-cell office:value-type="date" office:date-value="2020-03-12" calcext:value-type="date">
            <text:p>12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5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72" calcext:value-type="float">
            <text:p>51272</text:p>
          </table:table-cell>
          <table:table-cell office:value-type="date" office:date-value="2020-03-13" calcext:value-type="date">
            <text:p>13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73" calcext:value-type="float">
            <text:p>51273</text:p>
          </table:table-cell>
          <table:table-cell office:value-type="date" office:date-value="2020-03-14" calcext:value-type="date">
            <text:p>14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74" calcext:value-type="float">
            <text:p>51274</text:p>
          </table:table-cell>
          <table:table-cell office:value-type="date" office:date-value="2020-03-15" calcext:value-type="date">
            <text:p>15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4</text:p>
          </table:table-cell>
          <table:table-cell office:value-type="float" office:value="51275" calcext:value-type="float">
            <text:p>51275</text:p>
          </table:table-cell>
          <table:table-cell office:value-type="date" office:date-value="2020-03-16" calcext:value-type="date">
            <text:p>16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76" calcext:value-type="float">
            <text:p>51276</text:p>
          </table:table-cell>
          <table:table-cell office:value-type="date" office:date-value="2020-03-17" calcext:value-type="date">
            <text:p>17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6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6</text:p>
          </table:table-cell>
          <table:table-cell office:value-type="float" office:value="51277" calcext:value-type="float">
            <text:p>51277</text:p>
          </table:table-cell>
          <table:table-cell office:value-type="date" office:date-value="2020-03-18" calcext:value-type="date">
            <text:p>18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7</text:p>
          </table:table-cell>
          <table:table-cell office:value-type="float" office:value="51278" calcext:value-type="float">
            <text:p>51278</text:p>
          </table:table-cell>
          <table:table-cell office:value-type="date" office:date-value="2020-03-19" calcext:value-type="date">
            <text:p>19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3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8</text:p>
          </table:table-cell>
          <table:table-cell office:value-type="float" office:value="51279" calcext:value-type="float">
            <text:p>51279</text:p>
          </table:table-cell>
          <table:table-cell office:value-type="date" office:date-value="2020-03-20" calcext:value-type="date">
            <text:p>20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3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9</text:p>
          </table:table-cell>
          <table:table-cell office:value-type="float" office:value="51280" calcext:value-type="float">
            <text:p>51280</text:p>
          </table:table-cell>
          <table:table-cell office:value-type="date" office:date-value="2020-03-21" calcext:value-type="date">
            <text:p>21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4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</text:p>
          </table:table-cell>
          <table:table-cell office:value-type="float" office:value="51281" calcext:value-type="float">
            <text:p>51281</text:p>
          </table:table-cell>
          <table:table-cell office:value-type="date" office:date-value="2020-03-22" calcext:value-type="date">
            <text:p>22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82" calcext:value-type="float">
            <text:p>51282</text:p>
          </table:table-cell>
          <table:table-cell office:value-type="date" office:date-value="2020-03-23" calcext:value-type="date">
            <text:p>23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83" calcext:value-type="float">
            <text:p>51283</text:p>
          </table:table-cell>
          <table:table-cell office:value-type="date" office:date-value="2020-03-24" calcext:value-type="date">
            <text:p>24.3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1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84" calcext:value-type="float">
            <text:p>51284</text:p>
          </table:table-cell>
          <table:table-cell office:value-type="date" office:date-value="2020-03-25" calcext:value-type="date">
            <text:p>25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6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5</text:p>
          </table:table-cell>
          <table:table-cell office:value-type="float" office:value="51285" calcext:value-type="float">
            <text:p>51285</text:p>
          </table:table-cell>
          <table:table-cell office:value-type="date" office:date-value="2020-03-26" calcext:value-type="date">
            <text:p>26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6</text:p>
          </table:table-cell>
          <table:table-cell office:value-type="float" office:value="51286" calcext:value-type="float">
            <text:p>51286</text:p>
          </table:table-cell>
          <table:table-cell office:value-type="date" office:date-value="2020-03-27" calcext:value-type="date">
            <text:p>27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7</text:p>
          </table:table-cell>
          <table:table-cell office:value-type="float" office:value="51287" calcext:value-type="float">
            <text:p>51287</text:p>
          </table:table-cell>
          <table:table-cell office:value-type="date" office:date-value="2020-03-28" calcext:value-type="date">
            <text:p>28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8</text:p>
          </table:table-cell>
          <table:table-cell office:value-type="float" office:value="51288" calcext:value-type="float">
            <text:p>51288</text:p>
          </table:table-cell>
          <table:table-cell office:value-type="date" office:date-value="2020-03-29" calcext:value-type="date">
            <text:p>29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9</text:p>
          </table:table-cell>
          <table:table-cell office:value-type="float" office:value="51289" calcext:value-type="float">
            <text:p>51289</text:p>
          </table:table-cell>
          <table:table-cell office:value-type="date" office:date-value="2020-03-30" calcext:value-type="date">
            <text:p>30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0</text:p>
          </table:table-cell>
          <table:table-cell office:value-type="float" office:value="51290" calcext:value-type="float">
            <text:p>51290</text:p>
          </table:table-cell>
          <table:table-cell office:value-type="date" office:date-value="2020-03-31" calcext:value-type="date">
            <text:p>31.3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</text:p>
          </table:table-cell>
          <table:table-cell office:value-type="float" office:value="51291" calcext:value-type="float">
            <text:p>51291</text:p>
          </table:table-cell>
          <table:table-cell office:value-type="date" office:date-value="2020-04-01" calcext:value-type="date">
            <text:p>1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3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2</text:p>
          </table:table-cell>
          <table:table-cell office:value-type="float" office:value="51292" calcext:value-type="float">
            <text:p>51292</text:p>
          </table:table-cell>
          <table:table-cell office:value-type="date" office:date-value="2020-04-02" calcext:value-type="date">
            <text:p>2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2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93" calcext:value-type="float">
            <text:p>51293</text:p>
          </table:table-cell>
          <table:table-cell office:value-type="date" office:date-value="2020-04-03" calcext:value-type="date">
            <text:p>3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7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94" calcext:value-type="float">
            <text:p>51294</text:p>
          </table:table-cell>
          <table:table-cell office:value-type="date" office:date-value="2020-04-04" calcext:value-type="date">
            <text:p>4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5</text:p>
          </table:table-cell>
          <table:table-cell office:value-type="float" office:value="51295" calcext:value-type="float">
            <text:p>51295</text:p>
          </table:table-cell>
          <table:table-cell office:value-type="date" office:date-value="2020-04-05" calcext:value-type="date">
            <text:p>5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6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6</text:p>
          </table:table-cell>
          <table:table-cell office:value-type="float" office:value="51296" calcext:value-type="float">
            <text:p>51296</text:p>
          </table:table-cell>
          <table:table-cell office:value-type="date" office:date-value="2020-04-06" calcext:value-type="date">
            <text:p>6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3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7</text:p>
          </table:table-cell>
          <table:table-cell office:value-type="float" office:value="51297" calcext:value-type="float">
            <text:p>51297</text:p>
          </table:table-cell>
          <table:table-cell office:value-type="date" office:date-value="2020-04-07" calcext:value-type="date">
            <text:p>7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8</text:p>
          </table:table-cell>
          <table:table-cell office:value-type="float" office:value="51200" calcext:value-type="float">
            <text:p>51200</text:p>
          </table:table-cell>
          <table:table-cell office:value-type="date" office:date-value="2020-04-08" calcext:value-type="date">
            <text:p>8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9</text:p>
          </table:table-cell>
          <table:table-cell office:value-type="float" office:value="51201" calcext:value-type="float">
            <text:p>51201</text:p>
          </table:table-cell>
          <table:table-cell office:value-type="date" office:date-value="2020-04-09" calcext:value-type="date">
            <text:p>9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3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10</text:p>
          </table:table-cell>
          <table:table-cell office:value-type="float" office:value="51202" calcext:value-type="float">
            <text:p>51202</text:p>
          </table:table-cell>
          <table:table-cell office:value-type="date" office:date-value="2020-04-10" calcext:value-type="date">
            <text:p>10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1</text:p>
          </table:table-cell>
          <table:table-cell office:value-type="float" office:value="51203" calcext:value-type="float">
            <text:p>51203</text:p>
          </table:table-cell>
          <table:table-cell office:value-type="date" office:date-value="2020-04-11" calcext:value-type="date">
            <text:p>11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4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2</text:p>
          </table:table-cell>
          <table:table-cell office:value-type="float" office:value="51204" calcext:value-type="float">
            <text:p>51204</text:p>
          </table:table-cell>
          <table:table-cell office:value-type="date" office:date-value="2020-04-12" calcext:value-type="date">
            <text:p>12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2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</text:p>
          </table:table-cell>
          <table:table-cell office:value-type="float" office:value="51205" calcext:value-type="float">
            <text:p>51205</text:p>
          </table:table-cell>
          <table:table-cell office:value-type="date" office:date-value="2020-04-13" calcext:value-type="date">
            <text:p>13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06" calcext:value-type="float">
            <text:p>51206</text:p>
          </table:table-cell>
          <table:table-cell office:value-type="date" office:date-value="2020-04-14" calcext:value-type="date">
            <text:p>14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2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07" calcext:value-type="float">
            <text:p>51207</text:p>
          </table:table-cell>
          <table:table-cell office:value-type="date" office:date-value="2020-04-15" calcext:value-type="date">
            <text:p>15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3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08" calcext:value-type="float">
            <text:p>51208</text:p>
          </table:table-cell>
          <table:table-cell office:value-type="date" office:date-value="2020-04-16" calcext:value-type="date">
            <text:p>16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6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5</text:p>
          </table:table-cell>
          <table:table-cell office:value-type="float" office:value="51209" calcext:value-type="float">
            <text:p>51209</text:p>
          </table:table-cell>
          <table:table-cell office:value-type="date" office:date-value="2020-04-17" calcext:value-type="date">
            <text:p>17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6</text:p>
          </table:table-cell>
          <table:table-cell office:value-type="float" office:value="51210" calcext:value-type="float">
            <text:p>51210</text:p>
          </table:table-cell>
          <table:table-cell office:value-type="date" office:date-value="2020-04-18" calcext:value-type="date">
            <text:p>18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7</text:p>
          </table:table-cell>
          <table:table-cell office:value-type="float" office:value="51211" calcext:value-type="float">
            <text:p>51211</text:p>
          </table:table-cell>
          <table:table-cell office:value-type="date" office:date-value="2020-04-19" calcext:value-type="date">
            <text:p>19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8</text:p>
          </table:table-cell>
          <table:table-cell office:value-type="float" office:value="51212" calcext:value-type="float">
            <text:p>51212</text:p>
          </table:table-cell>
          <table:table-cell office:value-type="date" office:date-value="2020-04-20" calcext:value-type="date">
            <text:p>20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8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9</text:p>
          </table:table-cell>
          <table:table-cell office:value-type="float" office:value="51213" calcext:value-type="float">
            <text:p>51213</text:p>
          </table:table-cell>
          <table:table-cell office:value-type="date" office:date-value="2020-04-21" calcext:value-type="date">
            <text:p>21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9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0</text:p>
          </table:table-cell>
          <table:table-cell office:value-type="float" office:value="51214" calcext:value-type="float">
            <text:p>51214</text:p>
          </table:table-cell>
          <table:table-cell office:value-type="date" office:date-value="2020-04-22" calcext:value-type="date">
            <text:p>22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1</text:p>
          </table:table-cell>
          <table:table-cell office:value-type="float" office:value="51215" calcext:value-type="float">
            <text:p>51215</text:p>
          </table:table-cell>
          <table:table-cell office:value-type="date" office:date-value="2020-04-23" calcext:value-type="date">
            <text:p>23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8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2</text:p>
          </table:table-cell>
          <table:table-cell office:value-type="float" office:value="51216" calcext:value-type="float">
            <text:p>51216</text:p>
          </table:table-cell>
          <table:table-cell office:value-type="date" office:date-value="2020-04-24" calcext:value-type="date">
            <text:p>24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8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17" calcext:value-type="float">
            <text:p>51217</text:p>
          </table:table-cell>
          <table:table-cell office:value-type="date" office:date-value="2020-04-25" calcext:value-type="date">
            <text:p>25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5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18" calcext:value-type="float">
            <text:p>51218</text:p>
          </table:table-cell>
          <table:table-cell office:value-type="date" office:date-value="2020-04-26" calcext:value-type="date">
            <text:p>26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19" calcext:value-type="float">
            <text:p>51219</text:p>
          </table:table-cell>
          <table:table-cell office:value-type="date" office:date-value="2020-04-27" calcext:value-type="date">
            <text:p>27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2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20" calcext:value-type="float">
            <text:p>51220</text:p>
          </table:table-cell>
          <table:table-cell office:value-type="date" office:date-value="2020-04-28" calcext:value-type="date">
            <text:p>28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3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21" calcext:value-type="float">
            <text:p>51221</text:p>
          </table:table-cell>
          <table:table-cell office:value-type="date" office:date-value="2020-04-29" calcext:value-type="date">
            <text:p>29.4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8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6</text:p>
          </table:table-cell>
          <table:table-cell office:value-type="float" office:value="51222" calcext:value-type="float">
            <text:p>51222</text:p>
          </table:table-cell>
          <table:table-cell office:value-type="date" office:date-value="2020-04-30" calcext:value-type="date">
            <text:p>30.4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5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7</text:p>
          </table:table-cell>
          <table:table-cell office:value-type="float" office:value="51223" calcext:value-type="float">
            <text:p>51223</text:p>
          </table:table-cell>
          <table:table-cell office:value-type="date" office:date-value="2020-05-01" calcext:value-type="date">
            <text:p>1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8</text:p>
          </table:table-cell>
          <table:table-cell office:value-type="float" office:value="51224" calcext:value-type="float">
            <text:p>51224</text:p>
          </table:table-cell>
          <table:table-cell office:value-type="date" office:date-value="2020-05-02" calcext:value-type="date">
            <text:p>2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9</text:p>
          </table:table-cell>
          <table:table-cell office:value-type="float" office:value="51225" calcext:value-type="float">
            <text:p>51225</text:p>
          </table:table-cell>
          <table:table-cell office:value-type="date" office:date-value="2020-05-03" calcext:value-type="date">
            <text:p>3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8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0</text:p>
          </table:table-cell>
          <table:table-cell office:value-type="float" office:value="51226" calcext:value-type="float">
            <text:p>51226</text:p>
          </table:table-cell>
          <table:table-cell office:value-type="date" office:date-value="2020-05-04" calcext:value-type="date">
            <text:p>4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1</text:p>
          </table:table-cell>
          <table:table-cell office:value-type="float" office:value="51227" calcext:value-type="float">
            <text:p>51227</text:p>
          </table:table-cell>
          <table:table-cell office:value-type="date" office:date-value="2020-05-05" calcext:value-type="date">
            <text:p>5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28" calcext:value-type="float">
            <text:p>51228</text:p>
          </table:table-cell>
          <table:table-cell office:value-type="date" office:date-value="2020-05-06" calcext:value-type="date">
            <text:p>6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7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29" calcext:value-type="float">
            <text:p>51229</text:p>
          </table:table-cell>
          <table:table-cell office:value-type="date" office:date-value="2020-05-07" calcext:value-type="date">
            <text:p>7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30" calcext:value-type="float">
            <text:p>51230</text:p>
          </table:table-cell>
          <table:table-cell office:value-type="date" office:date-value="2020-05-08" calcext:value-type="date">
            <text:p>8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5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3</text:p>
          </table:table-cell>
          <table:table-cell office:value-type="float" office:value="51231" calcext:value-type="float">
            <text:p>51231</text:p>
          </table:table-cell>
          <table:table-cell office:value-type="date" office:date-value="2020-05-09" calcext:value-type="date">
            <text:p>9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4</text:p>
          </table:table-cell>
          <table:table-cell office:value-type="float" office:value="51232" calcext:value-type="float">
            <text:p>51232</text:p>
          </table:table-cell>
          <table:table-cell office:value-type="date" office:date-value="2020-05-10" calcext:value-type="date">
            <text:p>10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33" calcext:value-type="float">
            <text:p>51233</text:p>
          </table:table-cell>
          <table:table-cell office:value-type="date" office:date-value="2020-05-11" calcext:value-type="date">
            <text:p>11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4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6</text:p>
          </table:table-cell>
          <table:table-cell office:value-type="float" office:value="51234" calcext:value-type="float">
            <text:p>51234</text:p>
          </table:table-cell>
          <table:table-cell office:value-type="date" office:date-value="2020-05-12" calcext:value-type="date">
            <text:p>12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7</text:p>
          </table:table-cell>
          <table:table-cell office:value-type="float" office:value="51235" calcext:value-type="float">
            <text:p>51235</text:p>
          </table:table-cell>
          <table:table-cell office:value-type="date" office:date-value="2020-05-13" calcext:value-type="date">
            <text:p>13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8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8</text:p>
          </table:table-cell>
          <table:table-cell office:value-type="float" office:value="51236" calcext:value-type="float">
            <text:p>51236</text:p>
          </table:table-cell>
          <table:table-cell office:value-type="date" office:date-value="2020-05-14" calcext:value-type="date">
            <text:p>14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9</text:p>
          </table:table-cell>
          <table:table-cell office:value-type="float" office:value="51237" calcext:value-type="float">
            <text:p>51237</text:p>
          </table:table-cell>
          <table:table-cell office:value-type="date" office:date-value="2020-05-15" calcext:value-type="date">
            <text:p>15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4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0</text:p>
          </table:table-cell>
          <table:table-cell office:value-type="float" office:value="51238" calcext:value-type="float">
            <text:p>51238</text:p>
          </table:table-cell>
          <table:table-cell office:value-type="date" office:date-value="2020-05-16" calcext:value-type="date">
            <text:p>16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9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1</text:p>
          </table:table-cell>
          <table:table-cell office:value-type="float" office:value="51239" calcext:value-type="float">
            <text:p>51239</text:p>
          </table:table-cell>
          <table:table-cell office:value-type="date" office:date-value="2020-05-17" calcext:value-type="date">
            <text:p>17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40" calcext:value-type="float">
            <text:p>51240</text:p>
          </table:table-cell>
          <table:table-cell office:value-type="date" office:date-value="2020-05-18" calcext:value-type="date">
            <text:p>18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41" calcext:value-type="float">
            <text:p>51241</text:p>
          </table:table-cell>
          <table:table-cell office:value-type="date" office:date-value="2020-05-19" calcext:value-type="date">
            <text:p>19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0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42" calcext:value-type="float">
            <text:p>51242</text:p>
          </table:table-cell>
          <table:table-cell office:value-type="date" office:date-value="2020-05-20" calcext:value-type="date">
            <text:p>20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3</text:p>
          </table:table-cell>
          <table:table-cell office:value-type="float" office:value="51243" calcext:value-type="float">
            <text:p>51243</text:p>
          </table:table-cell>
          <table:table-cell office:value-type="date" office:date-value="2020-05-21" calcext:value-type="date">
            <text:p>21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7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4</text:p>
          </table:table-cell>
          <table:table-cell office:value-type="float" office:value="51244" calcext:value-type="float">
            <text:p>51244</text:p>
          </table:table-cell>
          <table:table-cell office:value-type="date" office:date-value="2020-05-22" calcext:value-type="date">
            <text:p>22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5</text:p>
          </table:table-cell>
          <table:table-cell office:value-type="float" office:value="51245" calcext:value-type="float">
            <text:p>51245</text:p>
          </table:table-cell>
          <table:table-cell office:value-type="date" office:date-value="2020-05-23" calcext:value-type="date">
            <text:p>23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6</text:p>
          </table:table-cell>
          <table:table-cell office:value-type="float" office:value="51246" calcext:value-type="float">
            <text:p>51246</text:p>
          </table:table-cell>
          <table:table-cell office:value-type="date" office:date-value="2020-05-24" calcext:value-type="date">
            <text:p>24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4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7</text:p>
          </table:table-cell>
          <table:table-cell office:value-type="float" office:value="51247" calcext:value-type="float">
            <text:p>51247</text:p>
          </table:table-cell>
          <table:table-cell office:value-type="date" office:date-value="2020-05-25" calcext:value-type="date">
            <text:p>25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8</text:p>
          </table:table-cell>
          <table:table-cell office:value-type="float" office:value="51248" calcext:value-type="float">
            <text:p>51248</text:p>
          </table:table-cell>
          <table:table-cell office:value-type="date" office:date-value="2020-05-26" calcext:value-type="date">
            <text:p>26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9</text:p>
          </table:table-cell>
          <table:table-cell office:value-type="float" office:value="51249" calcext:value-type="float">
            <text:p>51249</text:p>
          </table:table-cell>
          <table:table-cell office:value-type="date" office:date-value="2020-05-27" calcext:value-type="date">
            <text:p>27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0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0</text:p>
          </table:table-cell>
          <table:table-cell office:value-type="float" office:value="51250" calcext:value-type="float">
            <text:p>51250</text:p>
          </table:table-cell>
          <table:table-cell office:value-type="date" office:date-value="2020-05-28" calcext:value-type="date">
            <text:p>28.5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1</text:p>
          </table:table-cell>
          <table:table-cell office:value-type="float" office:value="51251" calcext:value-type="float">
            <text:p>51251</text:p>
          </table:table-cell>
          <table:table-cell office:value-type="date" office:date-value="2020-05-29" calcext:value-type="date">
            <text:p>29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52" calcext:value-type="float">
            <text:p>51252</text:p>
          </table:table-cell>
          <table:table-cell office:value-type="date" office:date-value="2020-05-30" calcext:value-type="date">
            <text:p>30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4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1</text:p>
          </table:table-cell>
          <table:table-cell office:value-type="float" office:value="51253" calcext:value-type="float">
            <text:p>51253</text:p>
          </table:table-cell>
          <table:table-cell office:value-type="date" office:date-value="2020-05-31" calcext:value-type="date">
            <text:p>31.5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2</text:p>
          </table:table-cell>
          <table:table-cell office:value-type="float" office:value="51254" calcext:value-type="float">
            <text:p>51254</text:p>
          </table:table-cell>
          <table:table-cell office:value-type="date" office:date-value="2020-06-01" calcext:value-type="date">
            <text:p>1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8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3</text:p>
          </table:table-cell>
          <table:table-cell office:value-type="float" office:value="51255" calcext:value-type="float">
            <text:p>51255</text:p>
          </table:table-cell>
          <table:table-cell office:value-type="date" office:date-value="2020-06-02" calcext:value-type="date">
            <text:p>2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4</text:p>
          </table:table-cell>
          <table:table-cell office:value-type="float" office:value="51256" calcext:value-type="float">
            <text:p>51256</text:p>
          </table:table-cell>
          <table:table-cell office:value-type="date" office:date-value="2020-06-03" calcext:value-type="date">
            <text:p>3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5</text:p>
          </table:table-cell>
          <table:table-cell office:value-type="float" office:value="51257" calcext:value-type="float">
            <text:p>51257</text:p>
          </table:table-cell>
          <table:table-cell office:value-type="date" office:date-value="2020-06-04" calcext:value-type="date">
            <text:p>4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6</text:p>
          </table:table-cell>
          <table:table-cell office:value-type="float" office:value="51258" calcext:value-type="float">
            <text:p>51258</text:p>
          </table:table-cell>
          <table:table-cell office:value-type="date" office:date-value="2020-06-05" calcext:value-type="date">
            <text:p>5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7</text:p>
          </table:table-cell>
          <table:table-cell office:value-type="float" office:value="51259" calcext:value-type="float">
            <text:p>51259</text:p>
          </table:table-cell>
          <table:table-cell office:value-type="date" office:date-value="2020-06-06" calcext:value-type="date">
            <text:p>6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0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8</text:p>
          </table:table-cell>
          <table:table-cell office:value-type="float" office:value="51260" calcext:value-type="float">
            <text:p>51260</text:p>
          </table:table-cell>
          <table:table-cell office:value-type="date" office:date-value="2020-06-07" calcext:value-type="date">
            <text:p>7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9</text:p>
          </table:table-cell>
          <table:table-cell office:value-type="float" office:value="51261" calcext:value-type="float">
            <text:p>51261</text:p>
          </table:table-cell>
          <table:table-cell office:value-type="date" office:date-value="2020-06-08" calcext:value-type="date">
            <text:p>8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0</text:p>
          </table:table-cell>
          <table:table-cell office:value-type="float" office:value="51262" calcext:value-type="float">
            <text:p>51262</text:p>
          </table:table-cell>
          <table:table-cell office:value-type="date" office:date-value="2020-06-09" calcext:value-type="date">
            <text:p>9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1</text:p>
          </table:table-cell>
          <table:table-cell office:value-type="float" office:value="51263" calcext:value-type="float">
            <text:p>51263</text:p>
          </table:table-cell>
          <table:table-cell office:value-type="date" office:date-value="2020-06-10" calcext:value-type="date">
            <text:p>10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64" calcext:value-type="float">
            <text:p>51264</text:p>
          </table:table-cell>
          <table:table-cell office:value-type="date" office:date-value="2020-06-11" calcext:value-type="date">
            <text:p>11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</text:p>
          </table:table-cell>
          <table:table-cell office:value-type="float" office:value="51265" calcext:value-type="float">
            <text:p>51265</text:p>
          </table:table-cell>
          <table:table-cell office:value-type="date" office:date-value="2020-06-12" calcext:value-type="date">
            <text:p>12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9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2</text:p>
          </table:table-cell>
          <table:table-cell office:value-type="float" office:value="51266" calcext:value-type="float">
            <text:p>51266</text:p>
          </table:table-cell>
          <table:table-cell office:value-type="date" office:date-value="2020-06-13" calcext:value-type="date">
            <text:p>13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3</text:p>
          </table:table-cell>
          <table:table-cell office:value-type="float" office:value="51267" calcext:value-type="float">
            <text:p>51267</text:p>
          </table:table-cell>
          <table:table-cell office:value-type="date" office:date-value="2020-06-14" calcext:value-type="date">
            <text:p>14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4</text:p>
          </table:table-cell>
          <table:table-cell office:value-type="float" office:value="51268" calcext:value-type="float">
            <text:p>51268</text:p>
          </table:table-cell>
          <table:table-cell office:value-type="date" office:date-value="2020-06-15" calcext:value-type="date">
            <text:p>15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8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5</text:p>
          </table:table-cell>
          <table:table-cell office:value-type="float" office:value="51269" calcext:value-type="float">
            <text:p>51269</text:p>
          </table:table-cell>
          <table:table-cell office:value-type="date" office:date-value="2020-06-16" calcext:value-type="date">
            <text:p>16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3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</text:p>
          </table:table-cell>
          <table:table-cell office:value-type="float" office:value="51270" calcext:value-type="float">
            <text:p>51270</text:p>
          </table:table-cell>
          <table:table-cell office:value-type="date" office:date-value="2020-06-17" calcext:value-type="date">
            <text:p>17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2</text:p>
          </table:table-cell>
          <table:table-cell office:value-type="float" office:value="51271" calcext:value-type="float">
            <text:p>51271</text:p>
          </table:table-cell>
          <table:table-cell office:value-type="date" office:date-value="2020-06-18" calcext:value-type="date">
            <text:p>18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72" calcext:value-type="float">
            <text:p>51272</text:p>
          </table:table-cell>
          <table:table-cell office:value-type="date" office:date-value="2020-06-19" calcext:value-type="date">
            <text:p>19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8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73" calcext:value-type="float">
            <text:p>51273</text:p>
          </table:table-cell>
          <table:table-cell office:value-type="date" office:date-value="2020-06-20" calcext:value-type="date">
            <text:p>20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6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5</text:p>
          </table:table-cell>
          <table:table-cell office:value-type="float" office:value="51274" calcext:value-type="float">
            <text:p>51274</text:p>
          </table:table-cell>
          <table:table-cell office:value-type="date" office:date-value="2020-06-21" calcext:value-type="date">
            <text:p>21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6</text:p>
          </table:table-cell>
          <table:table-cell office:value-type="float" office:value="51275" calcext:value-type="float">
            <text:p>51275</text:p>
          </table:table-cell>
          <table:table-cell office:value-type="date" office:date-value="2020-06-22" calcext:value-type="date">
            <text:p>22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7</text:p>
          </table:table-cell>
          <table:table-cell office:value-type="float" office:value="51276" calcext:value-type="float">
            <text:p>51276</text:p>
          </table:table-cell>
          <table:table-cell office:value-type="date" office:date-value="2020-06-23" calcext:value-type="date">
            <text:p>23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3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8</text:p>
          </table:table-cell>
          <table:table-cell office:value-type="float" office:value="51277" calcext:value-type="float">
            <text:p>51277</text:p>
          </table:table-cell>
          <table:table-cell office:value-type="date" office:date-value="2020-06-24" calcext:value-type="date">
            <text:p>24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9</text:p>
          </table:table-cell>
          <table:table-cell office:value-type="float" office:value="51278" calcext:value-type="float">
            <text:p>51278</text:p>
          </table:table-cell>
          <table:table-cell office:value-type="date" office:date-value="2020-06-25" calcext:value-type="date">
            <text:p>25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0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10</text:p>
          </table:table-cell>
          <table:table-cell office:value-type="float" office:value="51279" calcext:value-type="float">
            <text:p>51279</text:p>
          </table:table-cell>
          <table:table-cell office:value-type="date" office:date-value="2020-06-26" calcext:value-type="date">
            <text:p>26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1</text:p>
          </table:table-cell>
          <table:table-cell office:value-type="float" office:value="51280" calcext:value-type="float">
            <text:p>51280</text:p>
          </table:table-cell>
          <table:table-cell office:value-type="date" office:date-value="2020-06-27" calcext:value-type="date">
            <text:p>27.6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2</text:p>
          </table:table-cell>
          <table:table-cell office:value-type="float" office:value="51281" calcext:value-type="float">
            <text:p>51281</text:p>
          </table:table-cell>
          <table:table-cell office:value-type="date" office:date-value="2020-06-28" calcext:value-type="date">
            <text:p>28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</text:p>
          </table:table-cell>
          <table:table-cell office:value-type="float" office:value="51282" calcext:value-type="float">
            <text:p>51282</text:p>
          </table:table-cell>
          <table:table-cell office:value-type="date" office:date-value="2020-06-29" calcext:value-type="date">
            <text:p>29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2</text:p>
          </table:table-cell>
          <table:table-cell office:value-type="float" office:value="51283" calcext:value-type="float">
            <text:p>51283</text:p>
          </table:table-cell>
          <table:table-cell office:value-type="date" office:date-value="2020-06-30" calcext:value-type="date">
            <text:p>30.6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3</text:p>
          </table:table-cell>
          <table:table-cell office:value-type="float" office:value="51284" calcext:value-type="float">
            <text:p>51284</text:p>
          </table:table-cell>
          <table:table-cell office:value-type="date" office:date-value="2020-07-01" calcext:value-type="date">
            <text:p>1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4</text:p>
          </table:table-cell>
          <table:table-cell office:value-type="float" office:value="51285" calcext:value-type="float">
            <text:p>51285</text:p>
          </table:table-cell>
          <table:table-cell office:value-type="date" office:date-value="2020-07-02" calcext:value-type="date">
            <text:p>2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0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86" calcext:value-type="float">
            <text:p>51286</text:p>
          </table:table-cell>
          <table:table-cell office:value-type="date" office:date-value="2020-07-03" calcext:value-type="date">
            <text:p>3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6</text:p>
          </table:table-cell>
          <table:table-cell office:value-type="float" office:value="51287" calcext:value-type="float">
            <text:p>51287</text:p>
          </table:table-cell>
          <table:table-cell office:value-type="date" office:date-value="2020-07-04" calcext:value-type="date">
            <text:p>4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7</text:p>
          </table:table-cell>
          <table:table-cell office:value-type="float" office:value="51288" calcext:value-type="float">
            <text:p>51288</text:p>
          </table:table-cell>
          <table:table-cell office:value-type="date" office:date-value="2020-07-05" calcext:value-type="date">
            <text:p>5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8</text:p>
          </table:table-cell>
          <table:table-cell office:value-type="float" office:value="51289" calcext:value-type="float">
            <text:p>51289</text:p>
          </table:table-cell>
          <table:table-cell office:value-type="date" office:date-value="2020-07-06" calcext:value-type="date">
            <text:p>6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9</text:p>
          </table:table-cell>
          <table:table-cell office:value-type="float" office:value="51290" calcext:value-type="float">
            <text:p>51290</text:p>
          </table:table-cell>
          <table:table-cell office:value-type="date" office:date-value="2020-07-07" calcext:value-type="date">
            <text:p>7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0</text:p>
          </table:table-cell>
          <table:table-cell office:value-type="float" office:value="51291" calcext:value-type="float">
            <text:p>51291</text:p>
          </table:table-cell>
          <table:table-cell office:value-type="date" office:date-value="2020-07-08" calcext:value-type="date">
            <text:p>8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9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1</text:p>
          </table:table-cell>
          <table:table-cell office:value-type="float" office:value="51292" calcext:value-type="float">
            <text:p>51292</text:p>
          </table:table-cell>
          <table:table-cell office:value-type="date" office:date-value="2020-07-09" calcext:value-type="date">
            <text:p>9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93" calcext:value-type="float">
            <text:p>51293</text:p>
          </table:table-cell>
          <table:table-cell office:value-type="date" office:date-value="2020-07-10" calcext:value-type="date">
            <text:p>10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94" calcext:value-type="float">
            <text:p>51294</text:p>
          </table:table-cell>
          <table:table-cell office:value-type="date" office:date-value="2020-07-11" calcext:value-type="date">
            <text:p>11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8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95" calcext:value-type="float">
            <text:p>51295</text:p>
          </table:table-cell>
          <table:table-cell office:value-type="date" office:date-value="2020-07-12" calcext:value-type="date">
            <text:p>12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3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3</text:p>
          </table:table-cell>
          <table:table-cell office:value-type="float" office:value="51296" calcext:value-type="float">
            <text:p>51296</text:p>
          </table:table-cell>
          <table:table-cell office:value-type="date" office:date-value="2020-07-13" calcext:value-type="date">
            <text:p>13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4</text:p>
          </table:table-cell>
          <table:table-cell office:value-type="float" office:value="51297" calcext:value-type="float">
            <text:p>51297</text:p>
          </table:table-cell>
          <table:table-cell office:value-type="date" office:date-value="2020-07-14" calcext:value-type="date">
            <text:p>14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00" calcext:value-type="float">
            <text:p>51200</text:p>
          </table:table-cell>
          <table:table-cell office:value-type="date" office:date-value="2020-07-15" calcext:value-type="date">
            <text:p>15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8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6</text:p>
          </table:table-cell>
          <table:table-cell office:value-type="float" office:value="51201" calcext:value-type="float">
            <text:p>51201</text:p>
          </table:table-cell>
          <table:table-cell office:value-type="date" office:date-value="2020-07-16" calcext:value-type="date">
            <text:p>16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6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7</text:p>
          </table:table-cell>
          <table:table-cell office:value-type="float" office:value="51202" calcext:value-type="float">
            <text:p>51202</text:p>
          </table:table-cell>
          <table:table-cell office:value-type="date" office:date-value="2020-07-17" calcext:value-type="date">
            <text:p>17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8</text:p>
          </table:table-cell>
          <table:table-cell office:value-type="float" office:value="51203" calcext:value-type="float">
            <text:p>51203</text:p>
          </table:table-cell>
          <table:table-cell office:value-type="date" office:date-value="2020-07-18" calcext:value-type="date">
            <text:p>18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9</text:p>
          </table:table-cell>
          <table:table-cell office:value-type="float" office:value="51204" calcext:value-type="float">
            <text:p>51204</text:p>
          </table:table-cell>
          <table:table-cell office:value-type="date" office:date-value="2020-07-19" calcext:value-type="date">
            <text:p>19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3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0</text:p>
          </table:table-cell>
          <table:table-cell office:value-type="float" office:value="51205" calcext:value-type="float">
            <text:p>51205</text:p>
          </table:table-cell>
          <table:table-cell office:value-type="date" office:date-value="2020-07-20" calcext:value-type="date">
            <text:p>20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1</text:p>
          </table:table-cell>
          <table:table-cell office:value-type="float" office:value="51206" calcext:value-type="float">
            <text:p>51206</text:p>
          </table:table-cell>
          <table:table-cell office:value-type="date" office:date-value="2020-07-21" calcext:value-type="date">
            <text:p>21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0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2</text:p>
          </table:table-cell>
          <table:table-cell office:value-type="float" office:value="51207" calcext:value-type="float">
            <text:p>51207</text:p>
          </table:table-cell>
          <table:table-cell office:value-type="date" office:date-value="2020-07-22" calcext:value-type="date">
            <text:p>22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08" calcext:value-type="float">
            <text:p>51208</text:p>
          </table:table-cell>
          <table:table-cell office:value-type="date" office:date-value="2020-07-23" calcext:value-type="date">
            <text:p>23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09" calcext:value-type="float">
            <text:p>51209</text:p>
          </table:table-cell>
          <table:table-cell office:value-type="date" office:date-value="2020-07-24" calcext:value-type="date">
            <text:p>24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10" calcext:value-type="float">
            <text:p>51210</text:p>
          </table:table-cell>
          <table:table-cell office:value-type="date" office:date-value="2020-07-25" calcext:value-type="date">
            <text:p>25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11" calcext:value-type="float">
            <text:p>51211</text:p>
          </table:table-cell>
          <table:table-cell office:value-type="date" office:date-value="2020-07-26" calcext:value-type="date">
            <text:p>26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12" calcext:value-type="float">
            <text:p>51212</text:p>
          </table:table-cell>
          <table:table-cell office:value-type="date" office:date-value="2020-07-27" calcext:value-type="date">
            <text:p>27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6</text:p>
          </table:table-cell>
          <table:table-cell office:value-type="float" office:value="51213" calcext:value-type="float">
            <text:p>51213</text:p>
          </table:table-cell>
          <table:table-cell office:value-type="date" office:date-value="2020-07-28" calcext:value-type="date">
            <text:p>28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0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7</text:p>
          </table:table-cell>
          <table:table-cell office:value-type="float" office:value="51214" calcext:value-type="float">
            <text:p>51214</text:p>
          </table:table-cell>
          <table:table-cell office:value-type="date" office:date-value="2020-07-29" calcext:value-type="date">
            <text:p>29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8</text:p>
          </table:table-cell>
          <table:table-cell office:value-type="float" office:value="51215" calcext:value-type="float">
            <text:p>51215</text:p>
          </table:table-cell>
          <table:table-cell office:value-type="date" office:date-value="2020-07-30" calcext:value-type="date">
            <text:p>30.7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9</text:p>
          </table:table-cell>
          <table:table-cell office:value-type="float" office:value="51216" calcext:value-type="float">
            <text:p>51216</text:p>
          </table:table-cell>
          <table:table-cell office:value-type="date" office:date-value="2020-07-31" calcext:value-type="date">
            <text:p>31.7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10</text:p>
          </table:table-cell>
          <table:table-cell office:value-type="float" office:value="51217" calcext:value-type="float">
            <text:p>51217</text:p>
          </table:table-cell>
          <table:table-cell office:value-type="date" office:date-value="2020-08-01" calcext:value-type="date">
            <text:p>1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11</text:p>
          </table:table-cell>
          <table:table-cell office:value-type="float" office:value="51218" calcext:value-type="float">
            <text:p>51218</text:p>
          </table:table-cell>
          <table:table-cell office:value-type="date" office:date-value="2020-08-02" calcext:value-type="date">
            <text:p>2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2</text:p>
          </table:table-cell>
          <table:table-cell office:value-type="float" office:value="51219" calcext:value-type="float">
            <text:p>51219</text:p>
          </table:table-cell>
          <table:table-cell office:value-type="date" office:date-value="2020-08-03" calcext:value-type="date">
            <text:p>3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9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</text:p>
          </table:table-cell>
          <table:table-cell office:value-type="float" office:value="51220" calcext:value-type="float">
            <text:p>51220</text:p>
          </table:table-cell>
          <table:table-cell office:value-type="date" office:date-value="2020-08-04" calcext:value-type="date">
            <text:p>4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2</text:p>
          </table:table-cell>
          <table:table-cell office:value-type="float" office:value="51221" calcext:value-type="float">
            <text:p>51221</text:p>
          </table:table-cell>
          <table:table-cell office:value-type="date" office:date-value="2020-08-05" calcext:value-type="date">
            <text:p>5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22" calcext:value-type="float">
            <text:p>51222</text:p>
          </table:table-cell>
          <table:table-cell office:value-type="date" office:date-value="2020-08-06" calcext:value-type="date">
            <text:p>6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8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23" calcext:value-type="float">
            <text:p>51223</text:p>
          </table:table-cell>
          <table:table-cell office:value-type="date" office:date-value="2020-08-07" calcext:value-type="date">
            <text:p>7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3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5</text:p>
          </table:table-cell>
          <table:table-cell office:value-type="float" office:value="51224" calcext:value-type="float">
            <text:p>51224</text:p>
          </table:table-cell>
          <table:table-cell office:value-type="date" office:date-value="2020-08-08" calcext:value-type="date">
            <text:p>8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6</text:p>
          </table:table-cell>
          <table:table-cell office:value-type="float" office:value="51225" calcext:value-type="float">
            <text:p>51225</text:p>
          </table:table-cell>
          <table:table-cell office:value-type="date" office:date-value="2020-08-09" calcext:value-type="date">
            <text:p>9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7</text:p>
          </table:table-cell>
          <table:table-cell office:value-type="float" office:value="51226" calcext:value-type="float">
            <text:p>51226</text:p>
          </table:table-cell>
          <table:table-cell office:value-type="date" office:date-value="2020-08-10" calcext:value-type="date">
            <text:p>10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8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8</text:p>
          </table:table-cell>
          <table:table-cell office:value-type="float" office:value="51227" calcext:value-type="float">
            <text:p>51227</text:p>
          </table:table-cell>
          <table:table-cell office:value-type="date" office:date-value="2020-08-11" calcext:value-type="date">
            <text:p>11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6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9</text:p>
          </table:table-cell>
          <table:table-cell office:value-type="float" office:value="51228" calcext:value-type="float">
            <text:p>51228</text:p>
          </table:table-cell>
          <table:table-cell office:value-type="date" office:date-value="2020-08-12" calcext:value-type="date">
            <text:p>12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0</text:p>
          </table:table-cell>
          <table:table-cell office:value-type="float" office:value="51229" calcext:value-type="float">
            <text:p>51229</text:p>
          </table:table-cell>
          <table:table-cell office:value-type="date" office:date-value="2020-08-13" calcext:value-type="date">
            <text:p>13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1</text:p>
          </table:table-cell>
          <table:table-cell office:value-type="float" office:value="51230" calcext:value-type="float">
            <text:p>51230</text:p>
          </table:table-cell>
          <table:table-cell office:value-type="date" office:date-value="2020-08-14" calcext:value-type="date">
            <text:p>14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3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2</text:p>
          </table:table-cell>
          <table:table-cell office:value-type="float" office:value="51231" calcext:value-type="float">
            <text:p>51231</text:p>
          </table:table-cell>
          <table:table-cell office:value-type="date" office:date-value="2020-08-15" calcext:value-type="date">
            <text:p>15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1</text:p>
          </table:table-cell>
          <table:table-cell office:value-type="float" office:value="51232" calcext:value-type="float">
            <text:p>51232</text:p>
          </table:table-cell>
          <table:table-cell office:value-type="date" office:date-value="2020-08-16" calcext:value-type="date">
            <text:p>16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0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2</text:p>
          </table:table-cell>
          <table:table-cell office:value-type="float" office:value="51233" calcext:value-type="float">
            <text:p>51233</text:p>
          </table:table-cell>
          <table:table-cell office:value-type="date" office:date-value="2020-08-17" calcext:value-type="date">
            <text:p>17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3</text:p>
          </table:table-cell>
          <table:table-cell office:value-type="float" office:value="51234" calcext:value-type="float">
            <text:p>51234</text:p>
          </table:table-cell>
          <table:table-cell office:value-type="date" office:date-value="2020-08-18" calcext:value-type="date">
            <text:p>18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4</text:p>
          </table:table-cell>
          <table:table-cell office:value-type="float" office:value="51235" calcext:value-type="float">
            <text:p>51235</text:p>
          </table:table-cell>
          <table:table-cell office:value-type="date" office:date-value="2020-08-19" calcext:value-type="date">
            <text:p>19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5</text:p>
          </table:table-cell>
          <table:table-cell office:value-type="float" office:value="51236" calcext:value-type="float">
            <text:p>51236</text:p>
          </table:table-cell>
          <table:table-cell office:value-type="date" office:date-value="2020-08-20" calcext:value-type="date">
            <text:p>20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4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6</text:p>
          </table:table-cell>
          <table:table-cell office:value-type="float" office:value="51237" calcext:value-type="float">
            <text:p>51237</text:p>
          </table:table-cell>
          <table:table-cell office:value-type="date" office:date-value="2020-08-21" calcext:value-type="date">
            <text:p>21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7</text:p>
          </table:table-cell>
          <table:table-cell office:value-type="float" office:value="51238" calcext:value-type="float">
            <text:p>51238</text:p>
          </table:table-cell>
          <table:table-cell office:value-type="date" office:date-value="2020-08-22" calcext:value-type="date">
            <text:p>22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8</text:p>
          </table:table-cell>
          <table:table-cell office:value-type="float" office:value="51239" calcext:value-type="float">
            <text:p>51239</text:p>
          </table:table-cell>
          <table:table-cell office:value-type="date" office:date-value="2020-08-23" calcext:value-type="date">
            <text:p>23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0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9</text:p>
          </table:table-cell>
          <table:table-cell office:value-type="float" office:value="51240" calcext:value-type="float">
            <text:p>51240</text:p>
          </table:table-cell>
          <table:table-cell office:value-type="date" office:date-value="2020-08-24" calcext:value-type="date">
            <text:p>24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0</text:p>
          </table:table-cell>
          <table:table-cell office:value-type="float" office:value="51241" calcext:value-type="float">
            <text:p>51241</text:p>
          </table:table-cell>
          <table:table-cell office:value-type="date" office:date-value="2020-08-25" calcext:value-type="date">
            <text:p>25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1</text:p>
          </table:table-cell>
          <table:table-cell office:value-type="float" office:value="51242" calcext:value-type="float">
            <text:p>51242</text:p>
          </table:table-cell>
          <table:table-cell office:value-type="date" office:date-value="2020-08-26" calcext:value-type="date">
            <text:p>26.8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4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2</text:p>
          </table:table-cell>
          <table:table-cell office:value-type="float" office:value="51243" calcext:value-type="float">
            <text:p>51243</text:p>
          </table:table-cell>
          <table:table-cell office:value-type="date" office:date-value="2020-08-27" calcext:value-type="date">
            <text:p>27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44" calcext:value-type="float">
            <text:p>51244</text:p>
          </table:table-cell>
          <table:table-cell office:value-type="date" office:date-value="2020-08-28" calcext:value-type="date">
            <text:p>28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8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45" calcext:value-type="float">
            <text:p>51245</text:p>
          </table:table-cell>
          <table:table-cell office:value-type="date" office:date-value="2020-08-29" calcext:value-type="date">
            <text:p>29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46" calcext:value-type="float">
            <text:p>51246</text:p>
          </table:table-cell>
          <table:table-cell office:value-type="date" office:date-value="2020-08-30" calcext:value-type="date">
            <text:p>30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4</text:p>
          </table:table-cell>
          <table:table-cell office:value-type="float" office:value="51247" calcext:value-type="float">
            <text:p>51247</text:p>
          </table:table-cell>
          <table:table-cell office:value-type="date" office:date-value="2020-08-31" calcext:value-type="date">
            <text:p>31.8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5</text:p>
          </table:table-cell>
          <table:table-cell office:value-type="float" office:value="51248" calcext:value-type="float">
            <text:p>51248</text:p>
          </table:table-cell>
          <table:table-cell office:value-type="date" office:date-value="2020-09-01" calcext:value-type="date">
            <text:p>1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6</text:p>
          </table:table-cell>
          <table:table-cell office:value-type="float" office:value="51249" calcext:value-type="float">
            <text:p>51249</text:p>
          </table:table-cell>
          <table:table-cell office:value-type="date" office:date-value="2020-09-02" calcext:value-type="date">
            <text:p>2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5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7</text:p>
          </table:table-cell>
          <table:table-cell office:value-type="float" office:value="51250" calcext:value-type="float">
            <text:p>51250</text:p>
          </table:table-cell>
          <table:table-cell office:value-type="date" office:date-value="2020-09-03" calcext:value-type="date">
            <text:p>3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8</text:p>
          </table:table-cell>
          <table:table-cell office:value-type="float" office:value="51251" calcext:value-type="float">
            <text:p>51251</text:p>
          </table:table-cell>
          <table:table-cell office:value-type="date" office:date-value="2020-09-04" calcext:value-type="date">
            <text:p>4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0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9</text:p>
          </table:table-cell>
          <table:table-cell office:value-type="float" office:value="51252" calcext:value-type="float">
            <text:p>51252</text:p>
          </table:table-cell>
          <table:table-cell office:value-type="date" office:date-value="2020-09-05" calcext:value-type="date">
            <text:p>5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2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0</text:p>
          </table:table-cell>
          <table:table-cell office:value-type="float" office:value="51253" calcext:value-type="float">
            <text:p>51253</text:p>
          </table:table-cell>
          <table:table-cell office:value-type="date" office:date-value="2020-09-06" calcext:value-type="date">
            <text:p>6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1</text:p>
          </table:table-cell>
          <table:table-cell office:value-type="float" office:value="51254" calcext:value-type="float">
            <text:p>51254</text:p>
          </table:table-cell>
          <table:table-cell office:value-type="date" office:date-value="2020-09-07" calcext:value-type="date">
            <text:p>7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0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55" calcext:value-type="float">
            <text:p>51255</text:p>
          </table:table-cell>
          <table:table-cell office:value-type="date" office:date-value="2020-09-08" calcext:value-type="date">
            <text:p>8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56" calcext:value-type="float">
            <text:p>51256</text:p>
          </table:table-cell>
          <table:table-cell office:value-type="date" office:date-value="2020-09-09" calcext:value-type="date">
            <text:p>9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6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57" calcext:value-type="float">
            <text:p>51257</text:p>
          </table:table-cell>
          <table:table-cell office:value-type="date" office:date-value="2020-09-10" calcext:value-type="date">
            <text:p>10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58" calcext:value-type="float">
            <text:p>51258</text:p>
          </table:table-cell>
          <table:table-cell office:value-type="date" office:date-value="2020-09-11" calcext:value-type="date">
            <text:p>11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8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4</text:p>
          </table:table-cell>
          <table:table-cell office:value-type="float" office:value="51259" calcext:value-type="float">
            <text:p>51259</text:p>
          </table:table-cell>
          <table:table-cell office:value-type="date" office:date-value="2020-09-12" calcext:value-type="date">
            <text:p>12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9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60" calcext:value-type="float">
            <text:p>51260</text:p>
          </table:table-cell>
          <table:table-cell office:value-type="date" office:date-value="2020-09-13" calcext:value-type="date">
            <text:p>13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6</text:p>
          </table:table-cell>
          <table:table-cell office:value-type="float" office:value="51261" calcext:value-type="float">
            <text:p>51261</text:p>
          </table:table-cell>
          <table:table-cell office:value-type="date" office:date-value="2020-09-14" calcext:value-type="date">
            <text:p>14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7</text:p>
          </table:table-cell>
          <table:table-cell office:value-type="float" office:value="51262" calcext:value-type="float">
            <text:p>51262</text:p>
          </table:table-cell>
          <table:table-cell office:value-type="date" office:date-value="2020-09-15" calcext:value-type="date">
            <text:p>15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2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8</text:p>
          </table:table-cell>
          <table:table-cell office:value-type="float" office:value="51263" calcext:value-type="float">
            <text:p>51263</text:p>
          </table:table-cell>
          <table:table-cell office:value-type="date" office:date-value="2020-09-16" calcext:value-type="date">
            <text:p>16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9</text:p>
          </table:table-cell>
          <table:table-cell office:value-type="float" office:value="51264" calcext:value-type="float">
            <text:p>51264</text:p>
          </table:table-cell>
          <table:table-cell office:value-type="date" office:date-value="2020-09-17" calcext:value-type="date">
            <text:p>17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0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</text:p>
          </table:table-cell>
          <table:table-cell office:value-type="float" office:value="51265" calcext:value-type="float">
            <text:p>51265</text:p>
          </table:table-cell>
          <table:table-cell office:value-type="date" office:date-value="2020-09-18" calcext:value-type="date">
            <text:p>18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66" calcext:value-type="float">
            <text:p>51266</text:p>
          </table:table-cell>
          <table:table-cell office:value-type="date" office:date-value="2020-09-19" calcext:value-type="date">
            <text:p>19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7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67" calcext:value-type="float">
            <text:p>51267</text:p>
          </table:table-cell>
          <table:table-cell office:value-type="date" office:date-value="2020-09-20" calcext:value-type="date">
            <text:p>20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68" calcext:value-type="float">
            <text:p>51268</text:p>
          </table:table-cell>
          <table:table-cell office:value-type="date" office:date-value="2020-09-21" calcext:value-type="date">
            <text:p>21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5</text:p>
          </table:table-cell>
          <table:table-cell office:value-type="float" office:value="51269" calcext:value-type="float">
            <text:p>51269</text:p>
          </table:table-cell>
          <table:table-cell office:value-type="date" office:date-value="2020-09-22" calcext:value-type="date">
            <text:p>22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0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6</text:p>
          </table:table-cell>
          <table:table-cell office:value-type="float" office:value="51270" calcext:value-type="float">
            <text:p>51270</text:p>
          </table:table-cell>
          <table:table-cell office:value-type="date" office:date-value="2020-09-23" calcext:value-type="date">
            <text:p>23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7</text:p>
          </table:table-cell>
          <table:table-cell office:value-type="float" office:value="51271" calcext:value-type="float">
            <text:p>51271</text:p>
          </table:table-cell>
          <table:table-cell office:value-type="date" office:date-value="2020-09-24" calcext:value-type="date">
            <text:p>24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5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8</text:p>
          </table:table-cell>
          <table:table-cell office:value-type="float" office:value="51272" calcext:value-type="float">
            <text:p>51272</text:p>
          </table:table-cell>
          <table:table-cell office:value-type="date" office:date-value="2020-09-25" calcext:value-type="date">
            <text:p>25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4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9</text:p>
          </table:table-cell>
          <table:table-cell office:value-type="float" office:value="51273" calcext:value-type="float">
            <text:p>51273</text:p>
          </table:table-cell>
          <table:table-cell office:value-type="date" office:date-value="2020-09-26" calcext:value-type="date">
            <text:p>26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7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0</text:p>
          </table:table-cell>
          <table:table-cell office:value-type="float" office:value="51274" calcext:value-type="float">
            <text:p>51274</text:p>
          </table:table-cell>
          <table:table-cell office:value-type="date" office:date-value="2020-09-27" calcext:value-type="date">
            <text:p>27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0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</text:p>
          </table:table-cell>
          <table:table-cell office:value-type="float" office:value="51275" calcext:value-type="float">
            <text:p>51275</text:p>
          </table:table-cell>
          <table:table-cell office:value-type="date" office:date-value="2020-09-28" calcext:value-type="date">
            <text:p>28.9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6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2</text:p>
          </table:table-cell>
          <table:table-cell office:value-type="float" office:value="51276" calcext:value-type="float">
            <text:p>51276</text:p>
          </table:table-cell>
          <table:table-cell office:value-type="date" office:date-value="2020-09-29" calcext:value-type="date">
            <text:p>29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77" calcext:value-type="float">
            <text:p>51277</text:p>
          </table:table-cell>
          <table:table-cell office:value-type="date" office:date-value="2020-09-30" calcext:value-type="date">
            <text:p>30.9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7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78" calcext:value-type="float">
            <text:p>51278</text:p>
          </table:table-cell>
          <table:table-cell office:value-type="date" office:date-value="2020-10-01" calcext:value-type="date">
            <text:p>1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5</text:p>
          </table:table-cell>
          <table:table-cell office:value-type="float" office:value="51279" calcext:value-type="float">
            <text:p>51279</text:p>
          </table:table-cell>
          <table:table-cell office:value-type="date" office:date-value="2020-10-02" calcext:value-type="date">
            <text:p>2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8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6</text:p>
          </table:table-cell>
          <table:table-cell office:value-type="float" office:value="51280" calcext:value-type="float">
            <text:p>51280</text:p>
          </table:table-cell>
          <table:table-cell office:value-type="date" office:date-value="2020-10-03" calcext:value-type="date">
            <text:p>3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7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7</text:p>
          </table:table-cell>
          <table:table-cell office:value-type="float" office:value="51281" calcext:value-type="float">
            <text:p>51281</text:p>
          </table:table-cell>
          <table:table-cell office:value-type="date" office:date-value="2020-10-04" calcext:value-type="date">
            <text:p>4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8</text:p>
          </table:table-cell>
          <table:table-cell office:value-type="float" office:value="51282" calcext:value-type="float">
            <text:p>51282</text:p>
          </table:table-cell>
          <table:table-cell office:value-type="date" office:date-value="2020-10-05" calcext:value-type="date">
            <text:p>5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6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9</text:p>
          </table:table-cell>
          <table:table-cell office:value-type="float" office:value="51283" calcext:value-type="float">
            <text:p>51283</text:p>
          </table:table-cell>
          <table:table-cell office:value-type="date" office:date-value="2020-10-06" calcext:value-type="date">
            <text:p>6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6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10</text:p>
          </table:table-cell>
          <table:table-cell office:value-type="float" office:value="51284" calcext:value-type="float">
            <text:p>51284</text:p>
          </table:table-cell>
          <table:table-cell office:value-type="date" office:date-value="2020-10-07" calcext:value-type="date">
            <text:p>7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0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1</text:p>
          </table:table-cell>
          <table:table-cell office:value-type="float" office:value="51285" calcext:value-type="float">
            <text:p>51285</text:p>
          </table:table-cell>
          <table:table-cell office:value-type="date" office:date-value="2020-10-08" calcext:value-type="date">
            <text:p>8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2</text:p>
          </table:table-cell>
          <table:table-cell office:value-type="float" office:value="51286" calcext:value-type="float">
            <text:p>51286</text:p>
          </table:table-cell>
          <table:table-cell office:value-type="date" office:date-value="2020-10-09" calcext:value-type="date">
            <text:p>9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9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</text:p>
          </table:table-cell>
          <table:table-cell office:value-type="float" office:value="51287" calcext:value-type="float">
            <text:p>51287</text:p>
          </table:table-cell>
          <table:table-cell office:value-type="date" office:date-value="2020-10-10" calcext:value-type="date">
            <text:p>10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88" calcext:value-type="float">
            <text:p>51288</text:p>
          </table:table-cell>
          <table:table-cell office:value-type="date" office:date-value="2020-10-11" calcext:value-type="date">
            <text:p>11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4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89" calcext:value-type="float">
            <text:p>51289</text:p>
          </table:table-cell>
          <table:table-cell office:value-type="date" office:date-value="2020-10-12" calcext:value-type="date">
            <text:p>12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6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90" calcext:value-type="float">
            <text:p>51290</text:p>
          </table:table-cell>
          <table:table-cell office:value-type="date" office:date-value="2020-10-13" calcext:value-type="date">
            <text:p>13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5</text:p>
          </table:table-cell>
          <table:table-cell office:value-type="float" office:value="51291" calcext:value-type="float">
            <text:p>51291</text:p>
          </table:table-cell>
          <table:table-cell office:value-type="date" office:date-value="2020-10-14" calcext:value-type="date">
            <text:p>14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3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6</text:p>
          </table:table-cell>
          <table:table-cell office:value-type="float" office:value="51292" calcext:value-type="float">
            <text:p>51292</text:p>
          </table:table-cell>
          <table:table-cell office:value-type="date" office:date-value="2020-10-15" calcext:value-type="date">
            <text:p>15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8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7</text:p>
          </table:table-cell>
          <table:table-cell office:value-type="float" office:value="51293" calcext:value-type="float">
            <text:p>51293</text:p>
          </table:table-cell>
          <table:table-cell office:value-type="date" office:date-value="2020-10-16" calcext:value-type="date">
            <text:p>16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8</text:p>
          </table:table-cell>
          <table:table-cell office:value-type="float" office:value="51294" calcext:value-type="float">
            <text:p>51294</text:p>
          </table:table-cell>
          <table:table-cell office:value-type="date" office:date-value="2020-10-17" calcext:value-type="date">
            <text:p>17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9</text:p>
          </table:table-cell>
          <table:table-cell office:value-type="float" office:value="51295" calcext:value-type="float">
            <text:p>51295</text:p>
          </table:table-cell>
          <table:table-cell office:value-type="date" office:date-value="2020-10-18" calcext:value-type="date">
            <text:p>18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0</text:p>
          </table:table-cell>
          <table:table-cell office:value-type="float" office:value="51296" calcext:value-type="float">
            <text:p>51296</text:p>
          </table:table-cell>
          <table:table-cell office:value-type="date" office:date-value="2020-10-19" calcext:value-type="date">
            <text:p>19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1</text:p>
          </table:table-cell>
          <table:table-cell office:value-type="float" office:value="51297" calcext:value-type="float">
            <text:p>51297</text:p>
          </table:table-cell>
          <table:table-cell office:value-type="date" office:date-value="2020-10-20" calcext:value-type="date">
            <text:p>20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2</text:p>
          </table:table-cell>
          <table:table-cell office:value-type="float" office:value="51200" calcext:value-type="float">
            <text:p>51200</text:p>
          </table:table-cell>
          <table:table-cell office:value-type="date" office:date-value="2020-10-21" calcext:value-type="date">
            <text:p>21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01" calcext:value-type="float">
            <text:p>51201</text:p>
          </table:table-cell>
          <table:table-cell office:value-type="date" office:date-value="2020-10-22" calcext:value-type="date">
            <text:p>22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0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02" calcext:value-type="float">
            <text:p>51202</text:p>
          </table:table-cell>
          <table:table-cell office:value-type="date" office:date-value="2020-10-23" calcext:value-type="date">
            <text:p>23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03" calcext:value-type="float">
            <text:p>51203</text:p>
          </table:table-cell>
          <table:table-cell office:value-type="date" office:date-value="2020-10-24" calcext:value-type="date">
            <text:p>24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5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04" calcext:value-type="float">
            <text:p>51204</text:p>
          </table:table-cell>
          <table:table-cell office:value-type="date" office:date-value="2020-10-25" calcext:value-type="date">
            <text:p>25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0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05" calcext:value-type="float">
            <text:p>51205</text:p>
          </table:table-cell>
          <table:table-cell office:value-type="date" office:date-value="2020-10-26" calcext:value-type="date">
            <text:p>26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6</text:p>
          </table:table-cell>
          <table:table-cell office:value-type="float" office:value="51206" calcext:value-type="float">
            <text:p>51206</text:p>
          </table:table-cell>
          <table:table-cell office:value-type="date" office:date-value="2020-10-27" calcext:value-type="date">
            <text:p>27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7</text:p>
          </table:table-cell>
          <table:table-cell office:value-type="float" office:value="51207" calcext:value-type="float">
            <text:p>51207</text:p>
          </table:table-cell>
          <table:table-cell office:value-type="date" office:date-value="2020-10-28" calcext:value-type="date">
            <text:p>28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8</text:p>
          </table:table-cell>
          <table:table-cell office:value-type="float" office:value="51208" calcext:value-type="float">
            <text:p>51208</text:p>
          </table:table-cell>
          <table:table-cell office:value-type="date" office:date-value="2020-10-29" calcext:value-type="date">
            <text:p>29.10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9</text:p>
          </table:table-cell>
          <table:table-cell office:value-type="float" office:value="51209" calcext:value-type="float">
            <text:p>51209</text:p>
          </table:table-cell>
          <table:table-cell office:value-type="date" office:date-value="2020-10-30" calcext:value-type="date">
            <text:p>30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6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0</text:p>
          </table:table-cell>
          <table:table-cell office:value-type="float" office:value="51210" calcext:value-type="float">
            <text:p>51210</text:p>
          </table:table-cell>
          <table:table-cell office:value-type="date" office:date-value="2020-10-31" calcext:value-type="date">
            <text:p>31.10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1</text:p>
          </table:table-cell>
          <table:table-cell office:value-type="float" office:value="51211" calcext:value-type="float">
            <text:p>51211</text:p>
          </table:table-cell>
          <table:table-cell office:value-type="date" office:date-value="2020-11-01" calcext:value-type="date">
            <text:p>1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3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12" calcext:value-type="float">
            <text:p>51212</text:p>
          </table:table-cell>
          <table:table-cell office:value-type="date" office:date-value="2020-11-02" calcext:value-type="date">
            <text:p>2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13" calcext:value-type="float">
            <text:p>51213</text:p>
          </table:table-cell>
          <table:table-cell office:value-type="date" office:date-value="2020-11-03" calcext:value-type="date">
            <text:p>3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14" calcext:value-type="float">
            <text:p>51214</text:p>
          </table:table-cell>
          <table:table-cell office:value-type="date" office:date-value="2020-11-04" calcext:value-type="date">
            <text:p>4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3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3</text:p>
          </table:table-cell>
          <table:table-cell office:value-type="float" office:value="51215" calcext:value-type="float">
            <text:p>51215</text:p>
          </table:table-cell>
          <table:table-cell office:value-type="date" office:date-value="2020-11-05" calcext:value-type="date">
            <text:p>5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4</text:p>
          </table:table-cell>
          <table:table-cell office:value-type="float" office:value="51216" calcext:value-type="float">
            <text:p>51216</text:p>
          </table:table-cell>
          <table:table-cell office:value-type="date" office:date-value="2020-11-06" calcext:value-type="date">
            <text:p>6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4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5</text:p>
          </table:table-cell>
          <table:table-cell office:value-type="float" office:value="51217" calcext:value-type="float">
            <text:p>51217</text:p>
          </table:table-cell>
          <table:table-cell office:value-type="date" office:date-value="2020-11-07" calcext:value-type="date">
            <text:p>7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5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6</text:p>
          </table:table-cell>
          <table:table-cell office:value-type="float" office:value="51218" calcext:value-type="float">
            <text:p>51218</text:p>
          </table:table-cell>
          <table:table-cell office:value-type="date" office:date-value="2020-11-08" calcext:value-type="date">
            <text:p>8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5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7</text:p>
          </table:table-cell>
          <table:table-cell office:value-type="float" office:value="51219" calcext:value-type="float">
            <text:p>51219</text:p>
          </table:table-cell>
          <table:table-cell office:value-type="date" office:date-value="2020-11-09" calcext:value-type="date">
            <text:p>9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8</text:p>
          </table:table-cell>
          <table:table-cell office:value-type="float" office:value="51220" calcext:value-type="float">
            <text:p>51220</text:p>
          </table:table-cell>
          <table:table-cell office:value-type="date" office:date-value="2020-11-10" calcext:value-type="date">
            <text:p>10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9</text:p>
          </table:table-cell>
          <table:table-cell office:value-type="float" office:value="51221" calcext:value-type="float">
            <text:p>51221</text:p>
          </table:table-cell>
          <table:table-cell office:value-type="date" office:date-value="2020-11-11" calcext:value-type="date">
            <text:p>11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10</text:p>
          </table:table-cell>
          <table:table-cell office:value-type="float" office:value="51222" calcext:value-type="float">
            <text:p>51222</text:p>
          </table:table-cell>
          <table:table-cell office:value-type="date" office:date-value="2020-11-12" calcext:value-type="date">
            <text:p>12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1</text:p>
          </table:table-cell>
          <table:table-cell office:value-type="float" office:value="51223" calcext:value-type="float">
            <text:p>51223</text:p>
          </table:table-cell>
          <table:table-cell office:value-type="date" office:date-value="2020-11-13" calcext:value-type="date">
            <text:p>13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6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24" calcext:value-type="float">
            <text:p>51224</text:p>
          </table:table-cell>
          <table:table-cell office:value-type="date" office:date-value="2020-11-14" calcext:value-type="date">
            <text:p>14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</text:p>
          </table:table-cell>
          <table:table-cell office:value-type="float" office:value="51225" calcext:value-type="float">
            <text:p>51225</text:p>
          </table:table-cell>
          <table:table-cell office:value-type="date" office:date-value="2020-11-15" calcext:value-type="date">
            <text:p>15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3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2</text:p>
          </table:table-cell>
          <table:table-cell office:value-type="float" office:value="51226" calcext:value-type="float">
            <text:p>51226</text:p>
          </table:table-cell>
          <table:table-cell office:value-type="date" office:date-value="2020-11-16" calcext:value-type="date">
            <text:p>16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3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3</text:p>
          </table:table-cell>
          <table:table-cell office:value-type="float" office:value="51227" calcext:value-type="float">
            <text:p>51227</text:p>
          </table:table-cell>
          <table:table-cell office:value-type="date" office:date-value="2020-11-17" calcext:value-type="date">
            <text:p>17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4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4</text:p>
          </table:table-cell>
          <table:table-cell office:value-type="float" office:value="51228" calcext:value-type="float">
            <text:p>51228</text:p>
          </table:table-cell>
          <table:table-cell office:value-type="date" office:date-value="2020-11-18" calcext:value-type="date">
            <text:p>18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5</text:p>
          </table:table-cell>
          <table:table-cell office:value-type="float" office:value="51229" calcext:value-type="float">
            <text:p>51229</text:p>
          </table:table-cell>
          <table:table-cell office:value-type="date" office:date-value="2020-11-19" calcext:value-type="date">
            <text:p>19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6</text:p>
          </table:table-cell>
          <table:table-cell office:value-type="float" office:value="51230" calcext:value-type="float">
            <text:p>51230</text:p>
          </table:table-cell>
          <table:table-cell office:value-type="date" office:date-value="2020-11-20" calcext:value-type="date">
            <text:p>20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1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7</text:p>
          </table:table-cell>
          <table:table-cell office:value-type="float" office:value="51231" calcext:value-type="float">
            <text:p>51231</text:p>
          </table:table-cell>
          <table:table-cell office:value-type="date" office:date-value="2020-11-21" calcext:value-type="date">
            <text:p>21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6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8</text:p>
          </table:table-cell>
          <table:table-cell office:value-type="float" office:value="51232" calcext:value-type="float">
            <text:p>51232</text:p>
          </table:table-cell>
          <table:table-cell office:value-type="date" office:date-value="2020-11-22" calcext:value-type="date">
            <text:p>22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9</text:p>
          </table:table-cell>
          <table:table-cell office:value-type="float" office:value="51233" calcext:value-type="float">
            <text:p>51233</text:p>
          </table:table-cell>
          <table:table-cell office:value-type="date" office:date-value="2020-11-23" calcext:value-type="date">
            <text:p>23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0</text:p>
          </table:table-cell>
          <table:table-cell office:value-type="float" office:value="51234" calcext:value-type="float">
            <text:p>51234</text:p>
          </table:table-cell>
          <table:table-cell office:value-type="date" office:date-value="2020-11-24" calcext:value-type="date">
            <text:p>24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1</text:p>
          </table:table-cell>
          <table:table-cell office:value-type="float" office:value="51235" calcext:value-type="float">
            <text:p>51235</text:p>
          </table:table-cell>
          <table:table-cell office:value-type="date" office:date-value="2020-11-25" calcext:value-type="date">
            <text:p>25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36" calcext:value-type="float">
            <text:p>51236</text:p>
          </table:table-cell>
          <table:table-cell office:value-type="date" office:date-value="2020-11-26" calcext:value-type="date">
            <text:p>26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1</text:p>
          </table:table-cell>
          <table:table-cell office:value-type="float" office:value="51237" calcext:value-type="float">
            <text:p>51237</text:p>
          </table:table-cell>
          <table:table-cell office:value-type="date" office:date-value="2020-11-27" calcext:value-type="date">
            <text:p>27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2</text:p>
          </table:table-cell>
          <table:table-cell office:value-type="float" office:value="51238" calcext:value-type="float">
            <text:p>51238</text:p>
          </table:table-cell>
          <table:table-cell office:value-type="date" office:date-value="2020-11-28" calcext:value-type="date">
            <text:p>28.11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3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3</text:p>
          </table:table-cell>
          <table:table-cell office:value-type="float" office:value="51239" calcext:value-type="float">
            <text:p>51239</text:p>
          </table:table-cell>
          <table:table-cell office:value-type="date" office:date-value="2020-11-29" calcext:value-type="date">
            <text:p>29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72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4</text:p>
          </table:table-cell>
          <table:table-cell office:value-type="float" office:value="51240" calcext:value-type="float">
            <text:p>51240</text:p>
          </table:table-cell>
          <table:table-cell office:value-type="date" office:date-value="2020-11-30" calcext:value-type="date">
            <text:p>30.11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87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5</text:p>
          </table:table-cell>
          <table:table-cell office:value-type="float" office:value="51241" calcext:value-type="float">
            <text:p>51241</text:p>
          </table:table-cell>
          <table:table-cell office:value-type="date" office:date-value="2020-12-01" calcext:value-type="date">
            <text:p>1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6</text:p>
          </table:table-cell>
          <table:table-cell office:value-type="float" office:value="51242" calcext:value-type="float">
            <text:p>51242</text:p>
          </table:table-cell>
          <table:table-cell office:value-type="date" office:date-value="2020-12-02" calcext:value-type="date">
            <text:p>2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6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7</text:p>
          </table:table-cell>
          <table:table-cell office:value-type="float" office:value="51243" calcext:value-type="float">
            <text:p>51243</text:p>
          </table:table-cell>
          <table:table-cell office:value-type="date" office:date-value="2020-12-03" calcext:value-type="date">
            <text:p>3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3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8</text:p>
          </table:table-cell>
          <table:table-cell office:value-type="float" office:value="51244" calcext:value-type="float">
            <text:p>51244</text:p>
          </table:table-cell>
          <table:table-cell office:value-type="date" office:date-value="2020-12-04" calcext:value-type="date">
            <text:p>4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9</text:p>
          </table:table-cell>
          <table:table-cell office:value-type="float" office:value="51245" calcext:value-type="float">
            <text:p>51245</text:p>
          </table:table-cell>
          <table:table-cell office:value-type="date" office:date-value="2020-12-05" calcext:value-type="date">
            <text:p>5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0</text:p>
          </table:table-cell>
          <table:table-cell office:value-type="float" office:value="51246" calcext:value-type="float">
            <text:p>51246</text:p>
          </table:table-cell>
          <table:table-cell office:value-type="date" office:date-value="2020-12-06" calcext:value-type="date">
            <text:p>6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3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1</text:p>
          </table:table-cell>
          <table:table-cell office:value-type="float" office:value="51247" calcext:value-type="float">
            <text:p>51247</text:p>
          </table:table-cell>
          <table:table-cell office:value-type="date" office:date-value="2020-12-07" calcext:value-type="date">
            <text:p>7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2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12</text:p>
          </table:table-cell>
          <table:table-cell office:value-type="float" office:value="51248" calcext:value-type="float">
            <text:p>51248</text:p>
          </table:table-cell>
          <table:table-cell office:value-type="date" office:date-value="2020-12-08" calcext:value-type="date">
            <text:p>8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84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1</text:p>
          </table:table-cell>
          <table:table-cell office:value-type="float" office:value="51249" calcext:value-type="float">
            <text:p>51249</text:p>
          </table:table-cell>
          <table:table-cell office:value-type="date" office:date-value="2020-12-09" calcext:value-type="date">
            <text:p>9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2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2</text:p>
          </table:table-cell>
          <table:table-cell office:value-type="float" office:value="51250" calcext:value-type="float">
            <text:p>51250</text:p>
          </table:table-cell>
          <table:table-cell office:value-type="date" office:date-value="2020-12-10" calcext:value-type="date">
            <text:p>10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6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3</text:p>
          </table:table-cell>
          <table:table-cell office:value-type="float" office:value="51251" calcext:value-type="float">
            <text:p>51251</text:p>
          </table:table-cell>
          <table:table-cell office:value-type="date" office:date-value="2020-12-11" calcext:value-type="date">
            <text:p>11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2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4</text:p>
          </table:table-cell>
          <table:table-cell office:value-type="float" office:value="51252" calcext:value-type="float">
            <text:p>51252</text:p>
          </table:table-cell>
          <table:table-cell office:value-type="date" office:date-value="2020-12-12" calcext:value-type="date">
            <text:p>12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53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5</text:p>
          </table:table-cell>
          <table:table-cell office:value-type="float" office:value="51253" calcext:value-type="float">
            <text:p>51253</text:p>
          </table:table-cell>
          <table:table-cell office:value-type="date" office:date-value="2020-12-13" calcext:value-type="date">
            <text:p>13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6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</text:p>
          </table:table-cell>
          <table:table-cell office:value-type="float" office:value="51254" calcext:value-type="float">
            <text:p>51254</text:p>
          </table:table-cell>
          <table:table-cell office:value-type="date" office:date-value="2020-12-14" calcext:value-type="date">
            <text:p>14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Product 2</text:p>
          </table:table-cell>
          <table:table-cell office:value-type="float" office:value="51255" calcext:value-type="float">
            <text:p>51255</text:p>
          </table:table-cell>
          <table:table-cell office:value-type="date" office:date-value="2020-12-15" calcext:value-type="date">
            <text:p>15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3</text:p>
          </table:table-cell>
          <table:table-cell office:value-type="float" office:value="51256" calcext:value-type="float">
            <text:p>51256</text:p>
          </table:table-cell>
          <table:table-cell office:value-type="date" office:date-value="2020-12-16" calcext:value-type="date">
            <text:p>16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4</text:p>
          </table:table-cell>
          <table:table-cell office:value-type="float" office:value="51257" calcext:value-type="float">
            <text:p>51257</text:p>
          </table:table-cell>
          <table:table-cell office:value-type="date" office:date-value="2020-12-17" calcext:value-type="date">
            <text:p>17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18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5</text:p>
          </table:table-cell>
          <table:table-cell office:value-type="float" office:value="51258" calcext:value-type="float">
            <text:p>51258</text:p>
          </table:table-cell>
          <table:table-cell office:value-type="date" office:date-value="2020-12-18" calcext:value-type="date">
            <text:p>18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79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6</text:p>
          </table:table-cell>
          <table:table-cell office:value-type="float" office:value="51259" calcext:value-type="float">
            <text:p>51259</text:p>
          </table:table-cell>
          <table:table-cell office:value-type="date" office:date-value="2020-12-19" calcext:value-type="date">
            <text:p>19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7</text:p>
          </table:table-cell>
          <table:table-cell office:value-type="float" office:value="51260" calcext:value-type="float">
            <text:p>51260</text:p>
          </table:table-cell>
          <table:table-cell office:value-type="date" office:date-value="2020-12-20" calcext:value-type="date">
            <text:p>20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48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8</text:p>
          </table:table-cell>
          <table:table-cell office:value-type="float" office:value="51261" calcext:value-type="float">
            <text:p>51261</text:p>
          </table:table-cell>
          <table:table-cell office:value-type="date" office:date-value="2020-12-21" calcext:value-type="date">
            <text:p>21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18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9</text:p>
          </table:table-cell>
          <table:table-cell office:value-type="float" office:value="51262" calcext:value-type="float">
            <text:p>51262</text:p>
          </table:table-cell>
          <table:table-cell office:value-type="date" office:date-value="2020-12-22" calcext:value-type="date">
            <text:p>22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5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10</text:p>
          </table:table-cell>
          <table:table-cell office:value-type="float" office:value="51263" calcext:value-type="float">
            <text:p>51263</text:p>
          </table:table-cell>
          <table:table-cell office:value-type="date" office:date-value="2020-12-23" calcext:value-type="date">
            <text:p>23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2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1</text:p>
          </table:table-cell>
          <table:table-cell office:value-type="float" office:value="51264" calcext:value-type="float">
            <text:p>51264</text:p>
          </table:table-cell>
          <table:table-cell office:value-type="date" office:date-value="2020-12-24" calcext:value-type="date">
            <text:p>24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2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2</text:p>
          </table:table-cell>
          <table:table-cell office:value-type="float" office:value="51265" calcext:value-type="float">
            <text:p>51265</text:p>
          </table:table-cell>
          <table:table-cell office:value-type="date" office:date-value="2020-12-25" calcext:value-type="date">
            <text:p>25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53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roduct 5</text:p>
          </table:table-cell>
          <table:table-cell office:value-type="float" office:value="51266" calcext:value-type="float">
            <text:p>51266</text:p>
          </table:table-cell>
          <table:table-cell office:value-type="date" office:date-value="2020-12-26" calcext:value-type="date">
            <text:p>26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6</text:p>
          </table:table-cell>
          <table:table-cell office:value-type="float" office:value="51267" calcext:value-type="float">
            <text:p>51267</text:p>
          </table:table-cell>
          <table:table-cell office:value-type="date" office:date-value="2020-12-27" calcext:value-type="date">
            <text:p>27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roduct 7</text:p>
          </table:table-cell>
          <table:table-cell office:value-type="float" office:value="51268" calcext:value-type="float">
            <text:p>51268</text:p>
          </table:table-cell>
          <table:table-cell office:value-type="date" office:date-value="2020-12-28" calcext:value-type="date">
            <text:p>28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Product 8</text:p>
          </table:table-cell>
          <table:table-cell office:value-type="float" office:value="51269" calcext:value-type="float">
            <text:p>51269</text:p>
          </table:table-cell>
          <table:table-cell office:value-type="date" office:date-value="2020-12-29" calcext:value-type="date">
            <text:p>29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3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Product 9</text:p>
          </table:table-cell>
          <table:table-cell office:value-type="float" office:value="51270" calcext:value-type="float">
            <text:p>51270</text:p>
          </table:table-cell>
          <table:table-cell office:value-type="date" office:date-value="2020-12-30" calcext:value-type="date">
            <text:p>30.12.20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$ 3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roduct 10</text:p>
          </table:table-cell>
          <table:table-cell office:value-type="float" office:value="51271" calcext:value-type="float">
            <text:p>51271</text:p>
          </table:table-cell>
          <table:table-cell office:value-type="date" office:date-value="2020-12-31" calcext:value-type="date">
            <text:p>31.12.20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roduct 11</text:p>
          </table:table-cell>
          <table:table-cell office:value-type="float" office:value="51272" calcext:value-type="float">
            <text:p>51272</text:p>
          </table:table-cell>
          <table:table-cell office:value-type="date" office:date-value="2021-01-01" calcext:value-type="date">
            <text:p>1.1.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6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-progress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Product 12</text:p>
          </table:table-cell>
          <table:table-cell office:value-type="float" office:value="51273" calcext:value-type="float">
            <text:p>51273</text:p>
          </table:table-cell>
          <table:table-cell office:value-type="date" office:date-value="2021-01-02" calcext:value-type="date">
            <text:p>2.1.2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$ 4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</text:p>
          </table:table-cell>
        </table:table-row>
        <table:table-row table:style-name="ro1" table:number-rows-repeated="10482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9P0" style:volatile="true" number:language="en" number:country="IN">
      <number:day/>
      <number:text>.</number:text>
      <number:month/>
      <number:text>.</number:text>
      <number:year/>
    </number:date-style>
    <number:text-style style:name="N10119" number:language="en" number:country="IN">
      <number:text-content/>
      <style:map style:condition="value()&lt;=1.7976931348623157E+308" style:apply-style-name="N10119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7:39:04.113000000</meta:creation-date>
    <dc:date>2023-07-28T17:40:21.137000000</dc:date>
    <meta:editing-duration>PT1M17S</meta:editing-duration>
    <meta:editing-cycles>1</meta:editing-cycles>
    <meta:document-statistic meta:table-count="1" meta:cell-count="2952" meta:object-count="0"/>
    <meta:generator>LibreOffice/7.5.0.3$Windows_X86_64 LibreOffice_project/c21113d003cd3efa8c53188764377a8272d9d6de</meta:generator>
  </office:meta>
</office:document-meta>
</file>